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9823008849558cm"/>
    </style:style>
    <style:style style:name="ro1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w1_nc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.44" table:style-name="ce1">
            <text:p>3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" table:style-name="ce1">
            <text:p>20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74" table:style-name="ce1">
            <text:p>2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810" table:style-name="ce1">
            <text:p>81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74" table:style-name="ce1">
            <text:p>2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420" table:style-name="ce1">
            <text:p>42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78" table:style-name="ce1">
            <text:p>2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200" table:style-name="ce1">
            <text:p>22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16" table:style-name="ce1">
            <text:p>2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0" table:style-name="ce1">
            <text:p>11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62" table:style-name="ce1">
            <text:p>2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10" table:style-name="ce1">
            <text:p>61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0.88" table:style-name="ce1">
            <text:p>0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70" table:style-name="ce1">
            <text:p>27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1" table:style-name="ce1">
            <text:p>2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240" table:style-name="ce1">
            <text:p>12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67" table:style-name="ce1">
            <text:p>2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09" table:style-name="ce1">
            <text:p>2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29" table:style-name="ce1">
            <text:p>2.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.97" table:style-name="ce1">
            <text:p>1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840" table:style-name="ce1">
            <text:p>18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4.0599999999999996" table:style-name="ce1">
            <text:p>4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40" table:style-name="ce1">
            <text:p>9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.51" table:style-name="ce1">
            <text:p>3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.06" table:style-name="ce1">
            <text:p>3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00" table:style-name="ce1">
            <text:p>9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.62" table:style-name="ce1">
            <text:p>3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940" table:style-name="ce1">
            <text:p>194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5.42" table:style-name="ce1">
            <text:p>35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86" table:style-name="ce1">
            <text:p>2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870" table:style-name="ce1">
            <text:p>87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.85" table:style-name="ce1">
            <text:p>1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790" table:style-name="ce1">
            <text:p>79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.4" table:style-name="ce1">
            <text:p>1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17" table:style-name="ce1">
            <text:p>2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75" table:style-name="ce1">
            <text:p>2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50" table:style-name="ce1">
            <text:p>25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.42" table:style-name="ce1">
            <text:p>1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340" table:style-name="ce1">
            <text:p>134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8.7799999999999994" table:style-name="ce1">
            <text:p>8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50" table:style-name="ce1">
            <text:p>25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.27" table:style-name="ce1">
            <text:p>1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280" table:style-name="ce1">
            <text:p>128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.54" table:style-name="ce1">
            <text:p>1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600" table:style-name="ce1">
            <text:p>60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4.8499999999999996" table:style-name="ce1">
            <text:p>4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840" table:style-name="ce1">
            <text:p>1840</text:p>
          </table:table-cell>
          <table:table-cell office:value-type="float" office:value="160" table:style-name="ce1">
            <text:p>16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77.44" table:style-name="ce1">
            <text:p>77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060" table:style-name="ce1">
            <text:p>106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6.76" table:style-name="ce1">
            <text:p>36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820" table:style-name="ce1">
            <text:p>82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7.75" table:style-name="ce1">
            <text:p>7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790" table:style-name="ce1">
            <text:p>790</text:p>
          </table:table-cell>
          <table:table-cell office:value-type="float" office:value="190" table:style-name="ce1">
            <text:p>19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.28" table:style-name="ce1">
            <text:p>3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840" table:style-name="ce1">
            <text:p>84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4.8499999999999996" table:style-name="ce1">
            <text:p>4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4.08" table:style-name="ce1">
            <text:p>4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840" table:style-name="ce1">
            <text:p>840</text:p>
          </table:table-cell>
          <table:table-cell office:value-type="float" office:value="240" table:style-name="ce1">
            <text:p>240</text:p>
          </table:table-cell>
          <table:table-cell office:value-type="float" office:value="1050" table:style-name="ce1">
            <text:p>1050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.36" table:style-name="ce1">
            <text:p>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50" table:style-name="ce1">
            <text:p>35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16" table:style-name="ce1">
            <text:p>2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340" table:style-name="ce1">
            <text:p>134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2.76" table:style-name="ce1">
            <text:p>22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980" table:style-name="ce1">
            <text:p>98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7.52" table:style-name="ce1">
            <text:p>7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540" table:style-name="ce1">
            <text:p>154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6.43" table:style-name="ce1">
            <text:p>6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300" table:style-name="ce1">
            <text:p>30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.33" table:style-name="ce1">
            <text:p>1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6.61" table:style-name="ce1">
            <text:p>16.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6.36" table:style-name="ce1">
            <text:p>6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40" table:style-name="ce1">
            <text:p>64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0.96" table:style-name="ce1">
            <text:p>0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.92" table:style-name="ce1">
            <text:p>3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4.01" table:style-name="ce1">
            <text:p>4.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1540" table:style-name="ce1">
            <text:p>1540</text:p>
          </table:table-cell>
          <table:table-cell office:value-type="float" office:value="340" table:style-name="ce1">
            <text:p>34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1.03" table:style-name="ce1">
            <text:p>11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310" table:style-name="ce1">
            <text:p>1310</text:p>
          </table:table-cell>
          <table:table-cell office:value-type="float" office:value="350" table:style-name="ce1">
            <text:p>35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67.86" table:style-name="ce1">
            <text:p>67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1240" table:style-name="ce1">
            <text:p>1240</text:p>
          </table:table-cell>
          <table:table-cell office:value-type="float" office:value="390" table:style-name="ce1">
            <text:p>39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.16" table:style-name="ce1">
            <text:p>2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2200" table:style-name="ce1">
            <text:p>2200</text:p>
          </table:table-cell>
          <table:table-cell office:value-type="float" office:value="390" table:style-name="ce1">
            <text:p>39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7.47" table:style-name="ce1">
            <text:p>7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2310" table:style-name="ce1">
            <text:p>231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4.5199999999999996" table:style-name="ce1">
            <text:p>4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1070" table:style-name="ce1">
            <text:p>107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.45" table:style-name="ce1">
            <text:p>3.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640" table:style-name="ce1">
            <text:p>164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3.89" table:style-name="ce1">
            <text:p>33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0.39" table:style-name="ce1">
            <text:p>10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1110" table:style-name="ce1">
            <text:p>11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2.07" table:style-name="ce1">
            <text:p>12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0.39" table:style-name="ce1">
            <text:p>10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520" table:style-name="ce1">
            <text:p>152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5.9" table:style-name="ce1">
            <text:p>35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670" table:style-name="ce1">
            <text:p>67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0.25" table:style-name="ce1">
            <text:p>10.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720" table:style-name="ce1">
            <text:p>172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22.04" table:style-name="ce1">
            <text:p>122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200" table:style-name="ce1">
            <text:p>120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41.14" table:style-name="ce1">
            <text:p>41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060" table:style-name="ce1">
            <text:p>106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01.6" table:style-name="ce1">
            <text:p>101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740" table:style-name="ce1">
            <text:p>74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63.4" table:style-name="ce1">
            <text:p>63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310" table:style-name="ce1">
            <text:p>1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18.3" table:style-name="ce1">
            <text:p>118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310" table:style-name="ce1">
            <text:p>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8.9499999999999993" table:style-name="ce1">
            <text:p>8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810" table:style-name="ce1">
            <text:p>8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3.33" table:style-name="ce1">
            <text:p>23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1890" table:style-name="ce1">
            <text:p>189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1" table:style-name="ce1">
            <text:p>1</text:p>
          </table:table-cell>
          <table:table-cell office:value-type="float" office:value="98" table:style-name="ce1">
            <text:p>98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16.78" table:style-name="ce1">
            <text:p>116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50" table:style-name="ce1">
            <text:p>115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8.4" table:style-name="ce1">
            <text:p>38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640" table:style-name="ce1">
            <text:p>640</text:p>
          </table:table-cell>
          <table:table-cell office:value-type="float" office:value="540" table:style-name="ce1">
            <text:p>540</text:p>
          </table:table-cell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5.520000000000003" table:style-name="ce1">
            <text:p>35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280" table:style-name="ce1">
            <text:p>1280</text:p>
          </table:table-cell>
          <table:table-cell office:value-type="float" office:value="640" table:style-name="ce1">
            <text:p>64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265" table:style-name="ce1">
            <text:p>26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79.9" table:style-name="ce1">
            <text:p>379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1520" table:style-name="ce1">
            <text:p>1520</text:p>
          </table:table-cell>
          <table:table-cell office:value-type="float" office:value="710" table:style-name="ce1">
            <text:p>71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69.75" table:style-name="ce1">
            <text:p>69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890" table:style-name="ce1">
            <text:p>189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48.17" table:style-name="ce1">
            <text:p>248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150" table:style-name="ce1">
            <text:p>115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01.02" table:style-name="ce1">
            <text:p>101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1060" table:style-name="ce1">
            <text:p>1060</text:p>
          </table:table-cell>
          <table:table-cell office:value-type="float" office:value="780" table:style-name="ce1">
            <text:p>780</text:p>
          </table:table-cell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155" table:style-name="ce1">
            <text:p>15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19.85" table:style-name="ce1">
            <text:p>219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2230" table:style-name="ce1">
            <text:p>223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3.53" table:style-name="ce1">
            <text:p>23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1170" table:style-name="ce1">
            <text:p>117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0.83" table:style-name="ce1">
            <text:p>10.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1060" table:style-name="ce1">
            <text:p>1060</text:p>
          </table:table-cell>
          <table:table-cell office:value-type="float" office:value="860" table:style-name="ce1">
            <text:p>860</text:p>
          </table:table-cell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float" office:value="438" table:style-name="ce1">
            <text:p>438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547.89" table:style-name="ce1">
            <text:p>547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2200" table:style-name="ce1">
            <text:p>2200</text:p>
          </table:table-cell>
          <table:table-cell office:value-type="float" office:value="940" table:style-name="ce1">
            <text:p>94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40.159999999999997" table:style-name="ce1">
            <text:p>40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1840" table:style-name="ce1">
            <text:p>1840</text:p>
          </table:table-cell>
          <table:table-cell office:value-type="float" office:value="980" table:style-name="ce1">
            <text:p>98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50.75" table:style-name="ce1">
            <text:p>50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2200" table:style-name="ce1">
            <text:p>220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6.559999999999999" table:style-name="ce1">
            <text:p>16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1710" table:style-name="ce1">
            <text:p>171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6.56" table:style-name="ce1">
            <text:p>26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10" table:style-name="ce1">
            <text:p>2310</text:p>
          </table:table-cell>
          <table:table-cell office:value-type="float" office:value="1110" table:style-name="ce1">
            <text:p>111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0.32" table:style-name="ce1">
            <text:p>20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2200" table:style-name="ce1">
            <text:p>2200</text:p>
          </table:table-cell>
          <table:table-cell office:value-type="float" office:value="1140" table:style-name="ce1">
            <text:p>114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67.680000000000007" table:style-name="ce1">
            <text:p>67.68</text:p>
          </table:table-cell>
          <table:table-cell table:number-columns-repeated="16375"/>
        </table:table-row>
        <table:table-row table:number-rows-repeated="1048495" table:style-name="ro1">
          <table:table-cell table:number-columns-repeated="16384"/>
        </table:table-row>
      </table:table>
      <table:table table:name="nw1_nc2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85" table:style-name="ce1">
            <text:p>1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" table:style-name="ce1">
            <text:p>20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69" table:style-name="ce1">
            <text:p>1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810" table:style-name="ce1">
            <text:p>81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95" table:style-name="ce1">
            <text:p>2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420" table:style-name="ce1">
            <text:p>42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73" table:style-name="ce1">
            <text:p>1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200" table:style-name="ce1">
            <text:p>22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52" table:style-name="ce1">
            <text:p>2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0" table:style-name="ce1">
            <text:p>11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83" table:style-name="ce1">
            <text:p>2.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10" table:style-name="ce1">
            <text:p>61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0.35" table:style-name="ce1">
            <text:p>0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70" table:style-name="ce1">
            <text:p>27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57" table:style-name="ce1">
            <text:p>1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240" table:style-name="ce1">
            <text:p>12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82" table:style-name="ce1">
            <text:p>2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56" table:style-name="ce1">
            <text:p>1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5" table:style-name="ce1">
            <text:p>2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44" table:style-name="ce1">
            <text:p>1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840" table:style-name="ce1">
            <text:p>18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2.48" table:style-name="ce1">
            <text:p>2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40" table:style-name="ce1">
            <text:p>9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2.46" table:style-name="ce1">
            <text:p>2.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3.27" table:style-name="ce1">
            <text:p>3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00" table:style-name="ce1">
            <text:p>9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2.57" table:style-name="ce1">
            <text:p>2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940" table:style-name="ce1">
            <text:p>194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1.66" table:style-name="ce1">
            <text:p>11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27" table:style-name="ce1">
            <text:p>1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870" table:style-name="ce1">
            <text:p>87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14" table:style-name="ce1">
            <text:p>2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790" table:style-name="ce1">
            <text:p>79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.55" table:style-name="ce1">
            <text:p>1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64" table:style-name="ce1">
            <text:p>1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1599999999999999" table:style-name="ce1">
            <text:p>1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50" table:style-name="ce1">
            <text:p>25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0.89" table:style-name="ce1">
            <text:p>0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340" table:style-name="ce1">
            <text:p>134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5.62" table:style-name="ce1">
            <text:p>5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50" table:style-name="ce1">
            <text:p>25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0.74" table:style-name="ce1">
            <text:p>0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280" table:style-name="ce1">
            <text:p>128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3.48" table:style-name="ce1">
            <text:p>3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600" table:style-name="ce1">
            <text:p>60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5.86" table:style-name="ce1">
            <text:p>5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840" table:style-name="ce1">
            <text:p>1840</text:p>
          </table:table-cell>
          <table:table-cell office:value-type="float" office:value="160" table:style-name="ce1">
            <text:p>160</text:p>
          </table:table-cell>
          <table:table-cell office:value-type="float" office:value="530" table:style-name="ce1">
            <text:p>530</text:p>
          </table:table-cell>
          <table:table-cell office:value-type="float" office:value="2" table:style-name="ce1">
            <text:p>2</text:p>
          </table:table-cell>
          <table:table-cell office:value-type="float" office:value="76" table:style-name="ce1">
            <text:p>76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7.31" table:style-name="ce1">
            <text:p>3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060" table:style-name="ce1">
            <text:p>106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.5" table:style-name="ce1">
            <text:p>3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820" table:style-name="ce1">
            <text:p>82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0.77" table:style-name="ce1">
            <text:p>10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790" table:style-name="ce1">
            <text:p>790</text:p>
          </table:table-cell>
          <table:table-cell office:value-type="float" office:value="190" table:style-name="ce1">
            <text:p>19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3.57" table:style-name="ce1">
            <text:p>3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840" table:style-name="ce1">
            <text:p>84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9.1" table:style-name="ce1">
            <text:p>9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02" table:style-name="ce1">
            <text:p>2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840" table:style-name="ce1">
            <text:p>840</text:p>
          </table:table-cell>
          <table:table-cell office:value-type="float" office:value="240" table:style-name="ce1">
            <text:p>240</text:p>
          </table:table-cell>
          <table:table-cell office:value-type="float" office:value="1050" table:style-name="ce1">
            <text:p>1050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8.4" table:style-name="ce1">
            <text:p>8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50" table:style-name="ce1">
            <text:p>35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97" table:style-name="ce1">
            <text:p>1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340" table:style-name="ce1">
            <text:p>134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4.84" table:style-name="ce1">
            <text:p>14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980" table:style-name="ce1">
            <text:p>98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.3" table:style-name="ce1">
            <text:p>3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540" table:style-name="ce1">
            <text:p>154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.79" table:style-name="ce1">
            <text:p>3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300" table:style-name="ce1">
            <text:p>30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0.8" table:style-name="ce1">
            <text:p>0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0.28" table:style-name="ce1">
            <text:p>1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.72" table:style-name="ce1">
            <text:p>3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40" table:style-name="ce1">
            <text:p>64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.92" table:style-name="ce1">
            <text:p>4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7.09" table:style-name="ce1">
            <text:p>7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.37" table:style-name="ce1">
            <text:p>4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1540" table:style-name="ce1">
            <text:p>1540</text:p>
          </table:table-cell>
          <table:table-cell office:value-type="float" office:value="340" table:style-name="ce1">
            <text:p>34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7.34" table:style-name="ce1">
            <text:p>7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310" table:style-name="ce1">
            <text:p>1310</text:p>
          </table:table-cell>
          <table:table-cell office:value-type="float" office:value="350" table:style-name="ce1">
            <text:p>35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7.86" table:style-name="ce1">
            <text:p>7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1240" table:style-name="ce1">
            <text:p>1240</text:p>
          </table:table-cell>
          <table:table-cell office:value-type="float" office:value="390" table:style-name="ce1">
            <text:p>39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66" table:style-name="ce1">
            <text:p>2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2200" table:style-name="ce1">
            <text:p>2200</text:p>
          </table:table-cell>
          <table:table-cell office:value-type="float" office:value="390" table:style-name="ce1">
            <text:p>39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8.5500000000000007" table:style-name="ce1">
            <text:p>8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2310" table:style-name="ce1">
            <text:p>231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5.39" table:style-name="ce1">
            <text:p>5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1070" table:style-name="ce1">
            <text:p>107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3.88" table:style-name="ce1">
            <text:p>3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640" table:style-name="ce1">
            <text:p>164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23.33" table:style-name="ce1">
            <text:p>23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1.11" table:style-name="ce1">
            <text:p>11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1110" table:style-name="ce1">
            <text:p>11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2.79" table:style-name="ce1">
            <text:p>12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1.11" table:style-name="ce1">
            <text:p>11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520" table:style-name="ce1">
            <text:p>152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25.34" table:style-name="ce1">
            <text:p>25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670" table:style-name="ce1">
            <text:p>67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6.55" table:style-name="ce1">
            <text:p>6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720" table:style-name="ce1">
            <text:p>172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82.44" table:style-name="ce1">
            <text:p>82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200" table:style-name="ce1">
            <text:p>120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3.87" table:style-name="ce1">
            <text:p>43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060" table:style-name="ce1">
            <text:p>106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2" table:style-name="ce1">
            <text:p>2</text:p>
          </table:table-cell>
          <table:table-cell office:value-type="float" office:value="78" table:style-name="ce1">
            <text:p>78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60.42" table:style-name="ce1">
            <text:p>60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740" table:style-name="ce1">
            <text:p>74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67.14" table:style-name="ce1">
            <text:p>67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310" table:style-name="ce1">
            <text:p>1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8.3" table:style-name="ce1">
            <text:p>28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310" table:style-name="ce1">
            <text:p>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9.5299999999999994" table:style-name="ce1">
            <text:p>9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810" table:style-name="ce1">
            <text:p>8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5.27" table:style-name="ce1">
            <text:p>25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1890" table:style-name="ce1">
            <text:p>189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65.040000000000006" table:style-name="ce1">
            <text:p>65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50" table:style-name="ce1">
            <text:p>115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1.93" table:style-name="ce1">
            <text:p>41.9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640" table:style-name="ce1">
            <text:p>640</text:p>
          </table:table-cell>
          <table:table-cell office:value-type="float" office:value="540" table:style-name="ce1">
            <text:p>540</text:p>
          </table:table-cell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3.44" table:style-name="ce1">
            <text:p>43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280" table:style-name="ce1">
            <text:p>1280</text:p>
          </table:table-cell>
          <table:table-cell office:value-type="float" office:value="640" table:style-name="ce1">
            <text:p>64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265" table:style-name="ce1">
            <text:p>265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398.98" table:style-name="ce1">
            <text:p>398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1520" table:style-name="ce1">
            <text:p>1520</text:p>
          </table:table-cell>
          <table:table-cell office:value-type="float" office:value="710" table:style-name="ce1">
            <text:p>710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51.27" table:style-name="ce1">
            <text:p>51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890" table:style-name="ce1">
            <text:p>189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68.97" table:style-name="ce1">
            <text:p>168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150" table:style-name="ce1">
            <text:p>115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06.42" table:style-name="ce1">
            <text:p>106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1060" table:style-name="ce1">
            <text:p>1060</text:p>
          </table:table-cell>
          <table:table-cell office:value-type="float" office:value="780" table:style-name="ce1">
            <text:p>780</text:p>
          </table:table-cell>
          <table:table-cell office:value-type="float" office:value="310" table:style-name="ce1">
            <text:p>310</text:p>
          </table:table-cell>
          <table:table-cell office:value-type="float" office:value="2" table:style-name="ce1">
            <text:p>2</text:p>
          </table:table-cell>
          <table:table-cell office:value-type="float" office:value="155" table:style-name="ce1">
            <text:p>15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38.01" table:style-name="ce1">
            <text:p>138.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2230" table:style-name="ce1">
            <text:p>223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4.97" table:style-name="ce1">
            <text:p>24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1170" table:style-name="ce1">
            <text:p>117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1.55" table:style-name="ce1">
            <text:p>11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1060" table:style-name="ce1">
            <text:p>1060</text:p>
          </table:table-cell>
          <table:table-cell office:value-type="float" office:value="860" table:style-name="ce1">
            <text:p>860</text:p>
          </table:table-cell>
          <table:table-cell office:value-type="float" office:value="875" table:style-name="ce1">
            <text:p>875</text:p>
          </table:table-cell>
          <table:table-cell office:value-type="float" office:value="2" table:style-name="ce1">
            <text:p>2</text:p>
          </table:table-cell>
          <table:table-cell office:value-type="float" office:value="438" table:style-name="ce1">
            <text:p>438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16.62" table:style-name="ce1">
            <text:p>316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2200" table:style-name="ce1">
            <text:p>2200</text:p>
          </table:table-cell>
          <table:table-cell office:value-type="float" office:value="940" table:style-name="ce1">
            <text:p>94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3.04" table:style-name="ce1">
            <text:p>43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1840" table:style-name="ce1">
            <text:p>1840</text:p>
          </table:table-cell>
          <table:table-cell office:value-type="float" office:value="980" table:style-name="ce1">
            <text:p>98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29.63" table:style-name="ce1">
            <text:p>29.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2200" table:style-name="ce1">
            <text:p>220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8" table:style-name="ce1">
            <text:p>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1710" table:style-name="ce1">
            <text:p>171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6" table:style-name="ce1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10" table:style-name="ce1">
            <text:p>2310</text:p>
          </table:table-cell>
          <table:table-cell office:value-type="float" office:value="1110" table:style-name="ce1">
            <text:p>111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3.2" table:style-name="ce1">
            <text:p>23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2200" table:style-name="ce1">
            <text:p>2200</text:p>
          </table:table-cell>
          <table:table-cell office:value-type="float" office:value="1140" table:style-name="ce1">
            <text:p>114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76.319999999999993" table:style-name="ce1">
            <text:p>76.32</text:p>
          </table:table-cell>
          <table:table-cell table:number-columns-repeated="16375"/>
        </table:table-row>
        <table:table-row table:number-rows-repeated="1048495" table:style-name="ro1">
          <table:table-cell table:number-columns-repeated="16384"/>
        </table:table-row>
      </table:table>
      <table:table table:name="nw1_nc3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85" table:style-name="ce1">
            <text:p>1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" table:style-name="ce1">
            <text:p>20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69" table:style-name="ce1">
            <text:p>1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810" table:style-name="ce1">
            <text:p>81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95" table:style-name="ce1">
            <text:p>2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420" table:style-name="ce1">
            <text:p>42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73" table:style-name="ce1">
            <text:p>1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200" table:style-name="ce1">
            <text:p>22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0.66" table:style-name="ce1">
            <text:p>0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0" table:style-name="ce1">
            <text:p>11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1.72" table:style-name="ce1">
            <text:p>1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10" table:style-name="ce1">
            <text:p>61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0.35" table:style-name="ce1">
            <text:p>0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70" table:style-name="ce1">
            <text:p>27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57" table:style-name="ce1">
            <text:p>1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240" table:style-name="ce1">
            <text:p>12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82" table:style-name="ce1">
            <text:p>2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56" table:style-name="ce1">
            <text:p>1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1.39" table:style-name="ce1">
            <text:p>1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44" table:style-name="ce1">
            <text:p>1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840" table:style-name="ce1">
            <text:p>18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2.48" table:style-name="ce1">
            <text:p>2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40" table:style-name="ce1">
            <text:p>9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2.46" table:style-name="ce1">
            <text:p>2.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2.16" table:style-name="ce1">
            <text:p>2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00" table:style-name="ce1">
            <text:p>9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2.57" table:style-name="ce1">
            <text:p>2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940" table:style-name="ce1">
            <text:p>194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1.66" table:style-name="ce1">
            <text:p>11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27" table:style-name="ce1">
            <text:p>1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870" table:style-name="ce1">
            <text:p>87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0.65" table:style-name="ce1">
            <text:p>0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790" table:style-name="ce1">
            <text:p>79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.55" table:style-name="ce1">
            <text:p>1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64" table:style-name="ce1">
            <text:p>1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1599999999999999" table:style-name="ce1">
            <text:p>1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50" table:style-name="ce1">
            <text:p>25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0.89" table:style-name="ce1">
            <text:p>0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340" table:style-name="ce1">
            <text:p>134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5.62" table:style-name="ce1">
            <text:p>5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50" table:style-name="ce1">
            <text:p>25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0.74" table:style-name="ce1">
            <text:p>0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280" table:style-name="ce1">
            <text:p>128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3.48" table:style-name="ce1">
            <text:p>3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600" table:style-name="ce1">
            <text:p>60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5.86" table:style-name="ce1">
            <text:p>5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840" table:style-name="ce1">
            <text:p>1840</text:p>
          </table:table-cell>
          <table:table-cell office:value-type="float" office:value="160" table:style-name="ce1">
            <text:p>16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7.31" table:style-name="ce1">
            <text:p>3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060" table:style-name="ce1">
            <text:p>106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.5" table:style-name="ce1">
            <text:p>3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820" table:style-name="ce1">
            <text:p>82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0.77" table:style-name="ce1">
            <text:p>10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790" table:style-name="ce1">
            <text:p>790</text:p>
          </table:table-cell>
          <table:table-cell office:value-type="float" office:value="190" table:style-name="ce1">
            <text:p>19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3.57" table:style-name="ce1">
            <text:p>3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840" table:style-name="ce1">
            <text:p>84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2" table:style-name="ce1">
            <text:p>2</text:p>
          </table:table-cell>
          <table:table-cell office:value-type="float" office:value="59" table:style-name="ce1">
            <text:p>59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9.1" table:style-name="ce1">
            <text:p>9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02" table:style-name="ce1">
            <text:p>2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840" table:style-name="ce1">
            <text:p>840</text:p>
          </table:table-cell>
          <table:table-cell office:value-type="float" office:value="240" table:style-name="ce1">
            <text:p>240</text:p>
          </table:table-cell>
          <table:table-cell office:value-type="float" office:value="1050" table:style-name="ce1">
            <text:p>105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8.4" table:style-name="ce1">
            <text:p>8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50" table:style-name="ce1">
            <text:p>35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97" table:style-name="ce1">
            <text:p>1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340" table:style-name="ce1">
            <text:p>134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4.84" table:style-name="ce1">
            <text:p>14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980" table:style-name="ce1">
            <text:p>98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.3" table:style-name="ce1">
            <text:p>3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540" table:style-name="ce1">
            <text:p>154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.79" table:style-name="ce1">
            <text:p>3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300" table:style-name="ce1">
            <text:p>30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0.8" table:style-name="ce1">
            <text:p>0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0.28" table:style-name="ce1">
            <text:p>1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.72" table:style-name="ce1">
            <text:p>3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40" table:style-name="ce1">
            <text:p>64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.92" table:style-name="ce1">
            <text:p>4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7.09" table:style-name="ce1">
            <text:p>7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.37" table:style-name="ce1">
            <text:p>4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1540" table:style-name="ce1">
            <text:p>1540</text:p>
          </table:table-cell>
          <table:table-cell office:value-type="float" office:value="340" table:style-name="ce1">
            <text:p>34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7.34" table:style-name="ce1">
            <text:p>7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310" table:style-name="ce1">
            <text:p>1310</text:p>
          </table:table-cell>
          <table:table-cell office:value-type="float" office:value="350" table:style-name="ce1">
            <text:p>350</text:p>
          </table:table-cell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7.86" table:style-name="ce1">
            <text:p>7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1240" table:style-name="ce1">
            <text:p>1240</text:p>
          </table:table-cell>
          <table:table-cell office:value-type="float" office:value="390" table:style-name="ce1">
            <text:p>39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66" table:style-name="ce1">
            <text:p>2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2200" table:style-name="ce1">
            <text:p>2200</text:p>
          </table:table-cell>
          <table:table-cell office:value-type="float" office:value="390" table:style-name="ce1">
            <text:p>390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2.97" table:style-name="ce1">
            <text:p>2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2310" table:style-name="ce1">
            <text:p>231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0.92" table:style-name="ce1">
            <text:p>0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1070" table:style-name="ce1">
            <text:p>107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1.65" table:style-name="ce1">
            <text:p>1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640" table:style-name="ce1">
            <text:p>164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23.33" table:style-name="ce1">
            <text:p>23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1.11" table:style-name="ce1">
            <text:p>11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1110" table:style-name="ce1">
            <text:p>11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9.07" table:style-name="ce1">
            <text:p>9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1.11" table:style-name="ce1">
            <text:p>11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520" table:style-name="ce1">
            <text:p>152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25.34" table:style-name="ce1">
            <text:p>25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670" table:style-name="ce1">
            <text:p>67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6.55" table:style-name="ce1">
            <text:p>6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720" table:style-name="ce1">
            <text:p>172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82.44" table:style-name="ce1">
            <text:p>82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200" table:style-name="ce1">
            <text:p>120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3.87" table:style-name="ce1">
            <text:p>43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060" table:style-name="ce1">
            <text:p>106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60.42" table:style-name="ce1">
            <text:p>60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740" table:style-name="ce1">
            <text:p>74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3" table:style-name="ce1">
            <text:p>3</text:p>
          </table:table-cell>
          <table:table-cell office:value-type="float" office:value="52" table:style-name="ce1">
            <text:p>52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47.8" table:style-name="ce1">
            <text:p>47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310" table:style-name="ce1">
            <text:p>1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8.3" table:style-name="ce1">
            <text:p>28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310" table:style-name="ce1">
            <text:p>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9.32" table:style-name="ce1">
            <text:p>9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810" table:style-name="ce1">
            <text:p>8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5.27" table:style-name="ce1">
            <text:p>25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1890" table:style-name="ce1">
            <text:p>189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1" table:style-name="ce1">
            <text:p>1</text:p>
          </table:table-cell>
          <table:table-cell office:value-type="float" office:value="98" table:style-name="ce1">
            <text:p>98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65.040000000000006" table:style-name="ce1">
            <text:p>65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50" table:style-name="ce1">
            <text:p>115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23.7" table:style-name="ce1">
            <text:p>23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640" table:style-name="ce1">
            <text:p>640</text:p>
          </table:table-cell>
          <table:table-cell office:value-type="float" office:value="540" table:style-name="ce1">
            <text:p>540</text:p>
          </table:table-cell>
          <table:table-cell office:value-type="float" office:value="875" table:style-name="ce1">
            <text:p>875</text:p>
          </table:table-cell>
          <table:table-cell office:value-type="float" office:value="2" table:style-name="ce1">
            <text:p>2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3.44" table:style-name="ce1">
            <text:p>43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280" table:style-name="ce1">
            <text:p>1280</text:p>
          </table:table-cell>
          <table:table-cell office:value-type="float" office:value="640" table:style-name="ce1">
            <text:p>640</text:p>
          </table:table-cell>
          <table:table-cell office:value-type="float" office:value="530" table:style-name="ce1">
            <text:p>530</text:p>
          </table:table-cell>
          <table:table-cell office:value-type="float" office:value="2" table:style-name="ce1">
            <text:p>2</text:p>
          </table:table-cell>
          <table:table-cell office:value-type="float" office:value="265" table:style-name="ce1">
            <text:p>265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398.98" table:style-name="ce1">
            <text:p>398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1520" table:style-name="ce1">
            <text:p>1520</text:p>
          </table:table-cell>
          <table:table-cell office:value-type="float" office:value="710" table:style-name="ce1">
            <text:p>71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51.27" table:style-name="ce1">
            <text:p>51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890" table:style-name="ce1">
            <text:p>189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68.97" table:style-name="ce1">
            <text:p>168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150" table:style-name="ce1">
            <text:p>115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78.52" table:style-name="ce1">
            <text:p>78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1060" table:style-name="ce1">
            <text:p>1060</text:p>
          </table:table-cell>
          <table:table-cell office:value-type="float" office:value="780" table:style-name="ce1">
            <text:p>780</text:p>
          </table:table-cell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155" table:style-name="ce1">
            <text:p>15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38.01" table:style-name="ce1">
            <text:p>138.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2230" table:style-name="ce1">
            <text:p>223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17.53" table:style-name="ce1">
            <text:p>17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1170" table:style-name="ce1">
            <text:p>117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1.55" table:style-name="ce1">
            <text:p>11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1060" table:style-name="ce1">
            <text:p>1060</text:p>
          </table:table-cell>
          <table:table-cell office:value-type="float" office:value="860" table:style-name="ce1">
            <text:p>860</text:p>
          </table:table-cell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float" office:value="438" table:style-name="ce1">
            <text:p>438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16.62" table:style-name="ce1">
            <text:p>316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2200" table:style-name="ce1">
            <text:p>2200</text:p>
          </table:table-cell>
          <table:table-cell office:value-type="float" office:value="940" table:style-name="ce1">
            <text:p>94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28.16" table:style-name="ce1">
            <text:p>28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1840" table:style-name="ce1">
            <text:p>1840</text:p>
          </table:table-cell>
          <table:table-cell office:value-type="float" office:value="980" table:style-name="ce1">
            <text:p>98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29.63" table:style-name="ce1">
            <text:p>29.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2200" table:style-name="ce1">
            <text:p>220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10.56" table:style-name="ce1">
            <text:p>10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1710" table:style-name="ce1">
            <text:p>171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6" table:style-name="ce1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10" table:style-name="ce1">
            <text:p>2310</text:p>
          </table:table-cell>
          <table:table-cell office:value-type="float" office:value="1110" table:style-name="ce1">
            <text:p>111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8.32" table:style-name="ce1">
            <text:p>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2200" table:style-name="ce1">
            <text:p>2200</text:p>
          </table:table-cell>
          <table:table-cell office:value-type="float" office:value="1140" table:style-name="ce1">
            <text:p>114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31.68" table:style-name="ce1">
            <text:p>31.68</text:p>
          </table:table-cell>
          <table:table-cell table:number-columns-repeated="16375"/>
        </table:table-row>
        <table:table-row table:number-rows-repeated="1048495" table:style-name="ro1">
          <table:table-cell table:number-columns-repeated="16384"/>
        </table:table-row>
      </table:table>
      <table:table table:name="nw1_nc4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.02" table:style-name="ce1">
            <text:p>1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" table:style-name="ce1">
            <text:p>20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.1399999999999999" table:style-name="ce1">
            <text:p>1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810" table:style-name="ce1">
            <text:p>81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2.59" table:style-name="ce1">
            <text:p>2.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420" table:style-name="ce1">
            <text:p>42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.18" table:style-name="ce1">
            <text:p>1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200" table:style-name="ce1">
            <text:p>22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0.66" table:style-name="ce1">
            <text:p>0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0" table:style-name="ce1">
            <text:p>11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1.72" table:style-name="ce1">
            <text:p>1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10" table:style-name="ce1">
            <text:p>61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7.0000000000000007E-2" table:style-name="ce1">
            <text:p>0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70" table:style-name="ce1">
            <text:p>27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.3" table:style-name="ce1">
            <text:p>1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240" table:style-name="ce1">
            <text:p>12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82" table:style-name="ce1">
            <text:p>2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.29" table:style-name="ce1">
            <text:p>1.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1.39" table:style-name="ce1">
            <text:p>1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.17" table:style-name="ce1">
            <text:p>1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840" table:style-name="ce1">
            <text:p>18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.65" table:style-name="ce1">
            <text:p>1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40" table:style-name="ce1">
            <text:p>9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.9" table:style-name="ce1">
            <text:p>1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2.16" table:style-name="ce1">
            <text:p>2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00" table:style-name="ce1">
            <text:p>9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2.02" table:style-name="ce1">
            <text:p>2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940" table:style-name="ce1">
            <text:p>194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1.66" table:style-name="ce1">
            <text:p>11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0.44" table:style-name="ce1">
            <text:p>0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870" table:style-name="ce1">
            <text:p>87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0.65" table:style-name="ce1">
            <text:p>0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790" table:style-name="ce1">
            <text:p>79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.55" table:style-name="ce1">
            <text:p>1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.37" table:style-name="ce1">
            <text:p>1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1599999999999999" table:style-name="ce1">
            <text:p>1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50" table:style-name="ce1">
            <text:p>25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0.62" table:style-name="ce1">
            <text:p>0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340" table:style-name="ce1">
            <text:p>134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3.96" table:style-name="ce1">
            <text:p>3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50" table:style-name="ce1">
            <text:p>25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0.47" table:style-name="ce1">
            <text:p>0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280" table:style-name="ce1">
            <text:p>128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3.48" table:style-name="ce1">
            <text:p>3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600" table:style-name="ce1">
            <text:p>60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2.66" table:style-name="ce1">
            <text:p>2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840" table:style-name="ce1">
            <text:p>1840</text:p>
          </table:table-cell>
          <table:table-cell office:value-type="float" office:value="160" table:style-name="ce1">
            <text:p>160</text:p>
          </table:table-cell>
          <table:table-cell office:value-type="float" office:value="530" table:style-name="ce1">
            <text:p>530</text:p>
          </table:table-cell>
          <table:table-cell office:value-type="float" office:value="4" table:style-name="ce1">
            <text:p>4</text:p>
          </table:table-cell>
          <table:table-cell office:value-type="float" office:value="76" table:style-name="ce1">
            <text:p>76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6.34" table:style-name="ce1">
            <text:p>16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060" table:style-name="ce1">
            <text:p>106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.5" table:style-name="ce1">
            <text:p>3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820" table:style-name="ce1">
            <text:p>82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0.77" table:style-name="ce1">
            <text:p>10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790" table:style-name="ce1">
            <text:p>790</text:p>
          </table:table-cell>
          <table:table-cell office:value-type="float" office:value="190" table:style-name="ce1">
            <text:p>19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2.33" table:style-name="ce1">
            <text:p>2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840" table:style-name="ce1">
            <text:p>84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9.1" table:style-name="ce1">
            <text:p>9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02" table:style-name="ce1">
            <text:p>2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840" table:style-name="ce1">
            <text:p>840</text:p>
          </table:table-cell>
          <table:table-cell office:value-type="float" office:value="240" table:style-name="ce1">
            <text:p>240</text:p>
          </table:table-cell>
          <table:table-cell office:value-type="float" office:value="1050" table:style-name="ce1">
            <text:p>1050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8.4" table:style-name="ce1">
            <text:p>8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50" table:style-name="ce1">
            <text:p>35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.97" table:style-name="ce1">
            <text:p>1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340" table:style-name="ce1">
            <text:p>134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0.7" table:style-name="ce1">
            <text:p>1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980" table:style-name="ce1">
            <text:p>98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.3" table:style-name="ce1">
            <text:p>3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540" table:style-name="ce1">
            <text:p>154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2.41" table:style-name="ce1">
            <text:p>2.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300" table:style-name="ce1">
            <text:p>30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0.53" table:style-name="ce1">
            <text:p>0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6.97" table:style-name="ce1">
            <text:p>6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2.34" table:style-name="ce1">
            <text:p>2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40" table:style-name="ce1">
            <text:p>64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.92" table:style-name="ce1">
            <text:p>4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7.09" table:style-name="ce1">
            <text:p>7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.37" table:style-name="ce1">
            <text:p>4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1540" table:style-name="ce1">
            <text:p>1540</text:p>
          </table:table-cell>
          <table:table-cell office:value-type="float" office:value="340" table:style-name="ce1">
            <text:p>34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5.4" table:style-name="ce1">
            <text:p>5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310" table:style-name="ce1">
            <text:p>1310</text:p>
          </table:table-cell>
          <table:table-cell office:value-type="float" office:value="350" table:style-name="ce1">
            <text:p>35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7.86" table:style-name="ce1">
            <text:p>7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1240" table:style-name="ce1">
            <text:p>1240</text:p>
          </table:table-cell>
          <table:table-cell office:value-type="float" office:value="390" table:style-name="ce1">
            <text:p>39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.66" table:style-name="ce1">
            <text:p>2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2200" table:style-name="ce1">
            <text:p>2200</text:p>
          </table:table-cell>
          <table:table-cell office:value-type="float" office:value="390" table:style-name="ce1">
            <text:p>390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2.97" table:style-name="ce1">
            <text:p>2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2310" table:style-name="ce1">
            <text:p>231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0.92" table:style-name="ce1">
            <text:p>0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1070" table:style-name="ce1">
            <text:p>107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1.65" table:style-name="ce1">
            <text:p>1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640" table:style-name="ce1">
            <text:p>164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7.809999999999999" table:style-name="ce1">
            <text:p>17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1.11" table:style-name="ce1">
            <text:p>11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1110" table:style-name="ce1">
            <text:p>11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9.07" table:style-name="ce1">
            <text:p>9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1.11" table:style-name="ce1">
            <text:p>11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520" table:style-name="ce1">
            <text:p>152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9.82" table:style-name="ce1">
            <text:p>19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670" table:style-name="ce1">
            <text:p>67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6.55" table:style-name="ce1">
            <text:p>6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720" table:style-name="ce1">
            <text:p>172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4" table:style-name="ce1">
            <text:p>4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61.74" table:style-name="ce1">
            <text:p>61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200" table:style-name="ce1">
            <text:p>120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3.87" table:style-name="ce1">
            <text:p>43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060" table:style-name="ce1">
            <text:p>106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60.42" table:style-name="ce1">
            <text:p>60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740" table:style-name="ce1">
            <text:p>74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47.8" table:style-name="ce1">
            <text:p>47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310" table:style-name="ce1">
            <text:p>1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8.3" table:style-name="ce1">
            <text:p>28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310" table:style-name="ce1">
            <text:p>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7.06" table:style-name="ce1">
            <text:p>7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810" table:style-name="ce1">
            <text:p>8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25.27" table:style-name="ce1">
            <text:p>25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1890" table:style-name="ce1">
            <text:p>189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4" table:style-name="ce1">
            <text:p>4</text:p>
          </table:table-cell>
          <table:table-cell office:value-type="float" office:value="98" table:style-name="ce1">
            <text:p>98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37.99" table:style-name="ce1">
            <text:p>37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50" table:style-name="ce1">
            <text:p>115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23.7" table:style-name="ce1">
            <text:p>23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640" table:style-name="ce1">
            <text:p>640</text:p>
          </table:table-cell>
          <table:table-cell office:value-type="float" office:value="540" table:style-name="ce1">
            <text:p>540</text:p>
          </table:table-cell>
          <table:table-cell office:value-type="float" office:value="875" table:style-name="ce1">
            <text:p>875</text:p>
          </table:table-cell>
          <table:table-cell office:value-type="float" office:value="3" table:style-name="ce1">
            <text:p>3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43.44" table:style-name="ce1">
            <text:p>43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280" table:style-name="ce1">
            <text:p>1280</text:p>
          </table:table-cell>
          <table:table-cell office:value-type="float" office:value="640" table:style-name="ce1">
            <text:p>640</text:p>
          </table:table-cell>
          <table:table-cell office:value-type="float" office:value="530" table:style-name="ce1">
            <text:p>530</text:p>
          </table:table-cell>
          <table:table-cell office:value-type="float" office:value="3" table:style-name="ce1">
            <text:p>3</text:p>
          </table:table-cell>
          <table:table-cell office:value-type="float" office:value="265" table:style-name="ce1">
            <text:p>265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398.98" table:style-name="ce1">
            <text:p>398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1520" table:style-name="ce1">
            <text:p>1520</text:p>
          </table:table-cell>
          <table:table-cell office:value-type="float" office:value="710" table:style-name="ce1">
            <text:p>710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41.61" table:style-name="ce1">
            <text:p>41.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890" table:style-name="ce1">
            <text:p>189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4" table:style-name="ce1">
            <text:p>4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27.57" table:style-name="ce1">
            <text:p>127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150" table:style-name="ce1">
            <text:p>115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78.52" table:style-name="ce1">
            <text:p>78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1060" table:style-name="ce1">
            <text:p>1060</text:p>
          </table:table-cell>
          <table:table-cell office:value-type="float" office:value="780" table:style-name="ce1">
            <text:p>780</text:p>
          </table:table-cell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155" table:style-name="ce1">
            <text:p>155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138.01" table:style-name="ce1">
            <text:p>138.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2230" table:style-name="ce1">
            <text:p>223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17.53" table:style-name="ce1">
            <text:p>17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1170" table:style-name="ce1">
            <text:p>117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620" table:style-name="ce1">
            <text:p>2620</text:p>
          </table:table-cell>
          <table:table-cell office:value-type="float" office:value="11.55" table:style-name="ce1">
            <text:p>11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1060" table:style-name="ce1">
            <text:p>1060</text:p>
          </table:table-cell>
          <table:table-cell office:value-type="float" office:value="860" table:style-name="ce1">
            <text:p>860</text:p>
          </table:table-cell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float" office:value="438" table:style-name="ce1">
            <text:p>438</text:p>
          </table:table-cell>
          <table:table-cell office:value-type="float" office:value="1200" table:style-name="ce1">
            <text:p>1200</text:p>
          </table:table-cell>
          <table:table-cell office:value-type="float" office:value="2120" table:style-name="ce1">
            <text:p>2120</text:p>
          </table:table-cell>
          <table:table-cell office:value-type="float" office:value="316.62" table:style-name="ce1">
            <text:p>316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2200" table:style-name="ce1">
            <text:p>2200</text:p>
          </table:table-cell>
          <table:table-cell office:value-type="float" office:value="940" table:style-name="ce1">
            <text:p>94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28.16" table:style-name="ce1">
            <text:p>28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1840" table:style-name="ce1">
            <text:p>1840</text:p>
          </table:table-cell>
          <table:table-cell office:value-type="float" office:value="980" table:style-name="ce1">
            <text:p>98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8.59" table:style-name="ce1">
            <text:p>18.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2200" table:style-name="ce1">
            <text:p>220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10.56" table:style-name="ce1">
            <text:p>10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1710" table:style-name="ce1">
            <text:p>171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1890" table:style-name="ce1">
            <text:p>1890</text:p>
          </table:table-cell>
          <table:table-cell office:value-type="float" office:value="10.48" table:style-name="ce1">
            <text:p>10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10" table:style-name="ce1">
            <text:p>2310</text:p>
          </table:table-cell>
          <table:table-cell office:value-type="float" office:value="1110" table:style-name="ce1">
            <text:p>111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8.32" table:style-name="ce1">
            <text:p>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2200" table:style-name="ce1">
            <text:p>2200</text:p>
          </table:table-cell>
          <table:table-cell office:value-type="float" office:value="1140" table:style-name="ce1">
            <text:p>1140</text:p>
          </table:table-cell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310" table:style-name="ce1">
            <text:p>2310</text:p>
          </table:table-cell>
          <table:table-cell office:value-type="float" office:value="31.68" table:style-name="ce1">
            <text:p>31.68</text:p>
          </table:table-cell>
          <table:table-cell table:number-columns-repeated="16375"/>
        </table:table-row>
        <table:table-row table:number-rows-repeated="1048495" table:style-name="ro1">
          <table:table-cell table:number-columns-repeated="16384"/>
        </table:table-row>
      </table:table>
      <table:table table:name="nw2_nc2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2.14" table:style-name="ce1">
            <text:p>2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" table:style-name="ce1">
            <text:p>20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0.66" table:style-name="ce1">
            <text:p>0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810" table:style-name="ce1">
            <text:p>81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1.64" table:style-name="ce1">
            <text:p>1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420" table:style-name="ce1">
            <text:p>42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0.7" table:style-name="ce1">
            <text:p>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200" table:style-name="ce1">
            <text:p>22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0" table:style-name="ce1">
            <text:p>11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32" table:style-name="ce1">
            <text:p>1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10" table:style-name="ce1">
            <text:p>61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.44" table:style-name="ce1">
            <text:p>0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70" table:style-name="ce1">
            <text:p>27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67" table:style-name="ce1">
            <text:p>1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240" table:style-name="ce1">
            <text:p>12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0.59" table:style-name="ce1">
            <text:p>0.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66" table:style-name="ce1">
            <text:p>1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.99" table:style-name="ce1">
            <text:p>0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54" table:style-name="ce1">
            <text:p>1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840" table:style-name="ce1">
            <text:p>18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2.77" table:style-name="ce1">
            <text:p>2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40" table:style-name="ce1">
            <text:p>9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1.43" table:style-name="ce1">
            <text:p>1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76" table:style-name="ce1">
            <text:p>1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00" table:style-name="ce1">
            <text:p>9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1.54" table:style-name="ce1">
            <text:p>1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940" table:style-name="ce1">
            <text:p>194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5.98" table:style-name="ce1">
            <text:p>15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56" table:style-name="ce1">
            <text:p>1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870" table:style-name="ce1">
            <text:p>87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1.74" table:style-name="ce1">
            <text:p>1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790" table:style-name="ce1">
            <text:p>79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3.18" table:style-name="ce1">
            <text:p>3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74" table:style-name="ce1">
            <text:p>1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45" table:style-name="ce1">
            <text:p>1.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50" table:style-name="ce1">
            <text:p>25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.99" table:style-name="ce1">
            <text:p>0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340" table:style-name="ce1">
            <text:p>134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6.19" table:style-name="ce1">
            <text:p>6.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50" table:style-name="ce1">
            <text:p>25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.84" table:style-name="ce1">
            <text:p>0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280" table:style-name="ce1">
            <text:p>128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11.99" table:style-name="ce1">
            <text:p>11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600" table:style-name="ce1">
            <text:p>60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9.36" table:style-name="ce1">
            <text:p>9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840" table:style-name="ce1">
            <text:p>1840</text:p>
          </table:table-cell>
          <table:table-cell office:value-type="float" office:value="160" table:style-name="ce1">
            <text:p>16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44.61" table:style-name="ce1">
            <text:p>44.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060" table:style-name="ce1">
            <text:p>106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9.5500000000000007" table:style-name="ce1">
            <text:p>9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820" table:style-name="ce1">
            <text:p>82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12.73" table:style-name="ce1">
            <text:p>12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790" table:style-name="ce1">
            <text:p>790</text:p>
          </table:table-cell>
          <table:table-cell office:value-type="float" office:value="190" table:style-name="ce1">
            <text:p>190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3.18" table:style-name="ce1">
            <text:p>3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840" table:style-name="ce1">
            <text:p>84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26.65" table:style-name="ce1">
            <text:p>26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.24" table:style-name="ce1">
            <text:p>0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840" table:style-name="ce1">
            <text:p>840</text:p>
          </table:table-cell>
          <table:table-cell office:value-type="float" office:value="240" table:style-name="ce1">
            <text:p>240</text:p>
          </table:table-cell>
          <table:table-cell office:value-type="float" office:value="1050" table:style-name="ce1">
            <text:p>1050</text:p>
          </table:table-cell>
          <table:table-cell office:value-type="float" office:value="5" table:style-name="ce1">
            <text:p>5</text:p>
          </table:table-cell>
          <table:table-cell office:value-type="float" office:value="59" table:style-name="ce1">
            <text:p>59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27.92" table:style-name="ce1">
            <text:p>27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50" table:style-name="ce1">
            <text:p>35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3.12" table:style-name="ce1">
            <text:p>3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340" table:style-name="ce1">
            <text:p>134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6.28" table:style-name="ce1">
            <text:p>16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980" table:style-name="ce1">
            <text:p>98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4.07" table:style-name="ce1">
            <text:p>4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540" table:style-name="ce1">
            <text:p>154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4.2699999999999996" table:style-name="ce1">
            <text:p>4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300" table:style-name="ce1">
            <text:p>30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1.43" table:style-name="ce1">
            <text:p>11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4.2" table:style-name="ce1">
            <text:p>4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40" table:style-name="ce1">
            <text:p>64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10.68" table:style-name="ce1">
            <text:p>10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10.88" table:style-name="ce1">
            <text:p>10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0.84" table:style-name="ce1">
            <text:p>0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1540" table:style-name="ce1">
            <text:p>1540</text:p>
          </table:table-cell>
          <table:table-cell office:value-type="float" office:value="340" table:style-name="ce1">
            <text:p>34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8.01" table:style-name="ce1">
            <text:p>8.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310" table:style-name="ce1">
            <text:p>1310</text:p>
          </table:table-cell>
          <table:table-cell office:value-type="float" office:value="350" table:style-name="ce1">
            <text:p>350</text:p>
          </table:table-cell>
          <table:table-cell office:value-type="float" office:value="120" table:style-name="ce1">
            <text:p>12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5.89" table:style-name="ce1">
            <text:p>5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1240" table:style-name="ce1">
            <text:p>1240</text:p>
          </table:table-cell>
          <table:table-cell office:value-type="float" office:value="390" table:style-name="ce1">
            <text:p>390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9.08" table:style-name="ce1">
            <text:p>9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2200" table:style-name="ce1">
            <text:p>2200</text:p>
          </table:table-cell>
          <table:table-cell office:value-type="float" office:value="390" table:style-name="ce1">
            <text:p>39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.99" table:style-name="ce1">
            <text:p>0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2310" table:style-name="ce1">
            <text:p>231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16.39" table:style-name="ce1">
            <text:p>16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1070" table:style-name="ce1">
            <text:p>107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.86" table:style-name="ce1">
            <text:p>0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640" table:style-name="ce1">
            <text:p>164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25.25" table:style-name="ce1">
            <text:p>25.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8.1" table:style-name="ce1">
            <text:p>8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1110" table:style-name="ce1">
            <text:p>11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9.7799999999999994" table:style-name="ce1">
            <text:p>9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8.1" table:style-name="ce1">
            <text:p>8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520" table:style-name="ce1">
            <text:p>152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27.26" table:style-name="ce1">
            <text:p>27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670" table:style-name="ce1">
            <text:p>67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7.22" table:style-name="ce1">
            <text:p>7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720" table:style-name="ce1">
            <text:p>172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89.64" table:style-name="ce1">
            <text:p>89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200" table:style-name="ce1">
            <text:p>120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25.92" table:style-name="ce1">
            <text:p>25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060" table:style-name="ce1">
            <text:p>106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67.91" table:style-name="ce1">
            <text:p>67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740" table:style-name="ce1">
            <text:p>74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45.79" table:style-name="ce1">
            <text:p>45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310" table:style-name="ce1">
            <text:p>1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15.2" table:style-name="ce1">
            <text:p>15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310" table:style-name="ce1">
            <text:p>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4.68" table:style-name="ce1">
            <text:p>4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810" table:style-name="ce1">
            <text:p>8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13.48" table:style-name="ce1">
            <text:p>13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1890" table:style-name="ce1">
            <text:p>189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1" table:style-name="ce1">
            <text:p>1</text:p>
          </table:table-cell>
          <table:table-cell office:value-type="float" office:value="98" table:style-name="ce1">
            <text:p>98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74.44" table:style-name="ce1">
            <text:p>74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50" table:style-name="ce1">
            <text:p>115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21.89" table:style-name="ce1">
            <text:p>21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640" table:style-name="ce1">
            <text:p>640</text:p>
          </table:table-cell>
          <table:table-cell office:value-type="float" office:value="540" table:style-name="ce1">
            <text:p>540</text:p>
          </table:table-cell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83.04" table:style-name="ce1">
            <text:p>83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280" table:style-name="ce1">
            <text:p>1280</text:p>
          </table:table-cell>
          <table:table-cell office:value-type="float" office:value="640" table:style-name="ce1">
            <text:p>640</text:p>
          </table:table-cell>
          <table:table-cell office:value-type="float" office:value="530" table:style-name="ce1">
            <text:p>530</text:p>
          </table:table-cell>
          <table:table-cell office:value-type="float" office:value="5" table:style-name="ce1">
            <text:p>5</text:p>
          </table:table-cell>
          <table:table-cell office:value-type="float" office:value="133" table:style-name="ce1">
            <text:p>133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105.94" table:style-name="ce1">
            <text:p>105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1520" table:style-name="ce1">
            <text:p>1520</text:p>
          </table:table-cell>
          <table:table-cell office:value-type="float" office:value="710" table:style-name="ce1">
            <text:p>710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35.33" table:style-name="ce1">
            <text:p>35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890" table:style-name="ce1">
            <text:p>189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5" table:style-name="ce1">
            <text:p>5</text:p>
          </table:table-cell>
          <table:table-cell office:value-type="float" office:value="75" table:style-name="ce1">
            <text:p>75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91.95" table:style-name="ce1">
            <text:p>91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150" table:style-name="ce1">
            <text:p>115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24.94" table:style-name="ce1">
            <text:p>24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1060" table:style-name="ce1">
            <text:p>1060</text:p>
          </table:table-cell>
          <table:table-cell office:value-type="float" office:value="780" table:style-name="ce1">
            <text:p>780</text:p>
          </table:table-cell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155" table:style-name="ce1">
            <text:p>155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52.88999999999999" table:style-name="ce1">
            <text:p>152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2230" table:style-name="ce1">
            <text:p>223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43.31" table:style-name="ce1">
            <text:p>43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1170" table:style-name="ce1">
            <text:p>117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20.72" table:style-name="ce1">
            <text:p>20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1060" table:style-name="ce1">
            <text:p>1060</text:p>
          </table:table-cell>
          <table:table-cell office:value-type="float" office:value="860" table:style-name="ce1">
            <text:p>860</text:p>
          </table:table-cell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float" office:value="438" table:style-name="ce1">
            <text:p>438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358.67" table:style-name="ce1">
            <text:p>358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2200" table:style-name="ce1">
            <text:p>2200</text:p>
          </table:table-cell>
          <table:table-cell office:value-type="float" office:value="940" table:style-name="ce1">
            <text:p>94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22.88" table:style-name="ce1">
            <text:p>22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1840" table:style-name="ce1">
            <text:p>1840</text:p>
          </table:table-cell>
          <table:table-cell office:value-type="float" office:value="980" table:style-name="ce1">
            <text:p>98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33.47" table:style-name="ce1">
            <text:p>33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2200" table:style-name="ce1">
            <text:p>220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7.92" table:style-name="ce1">
            <text:p>7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1710" table:style-name="ce1">
            <text:p>171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7.920000000000002" table:style-name="ce1">
            <text:p>17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10" table:style-name="ce1">
            <text:p>2310</text:p>
          </table:table-cell>
          <table:table-cell office:value-type="float" office:value="1110" table:style-name="ce1">
            <text:p>1110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59.88" table:style-name="ce1">
            <text:p>59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2200" table:style-name="ce1">
            <text:p>2200</text:p>
          </table:table-cell>
          <table:table-cell office:value-type="float" office:value="1140" table:style-name="ce1">
            <text:p>114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5.84" table:style-name="ce1">
            <text:p>15.84</text:p>
          </table:table-cell>
          <table:table-cell table:number-columns-repeated="16375"/>
        </table:table-row>
        <table:table-row table:number-rows-repeated="1048495" table:style-name="ro1">
          <table:table-cell table:number-columns-repeated="16384"/>
        </table:table-row>
      </table:table>
      <table:table table:name="nw2_nc3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2.14" table:style-name="ce1">
            <text:p>2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" table:style-name="ce1">
            <text:p>20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0.66" table:style-name="ce1">
            <text:p>0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810" table:style-name="ce1">
            <text:p>81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1.64" table:style-name="ce1">
            <text:p>1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420" table:style-name="ce1">
            <text:p>42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0.7" table:style-name="ce1">
            <text:p>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200" table:style-name="ce1">
            <text:p>22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0" table:style-name="ce1">
            <text:p>11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32" table:style-name="ce1">
            <text:p>1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10" table:style-name="ce1">
            <text:p>61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.44" table:style-name="ce1">
            <text:p>0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70" table:style-name="ce1">
            <text:p>27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67" table:style-name="ce1">
            <text:p>1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240" table:style-name="ce1">
            <text:p>12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0.59" table:style-name="ce1">
            <text:p>0.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66" table:style-name="ce1">
            <text:p>1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.99" table:style-name="ce1">
            <text:p>0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54" table:style-name="ce1">
            <text:p>1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840" table:style-name="ce1">
            <text:p>18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1890" table:style-name="ce1">
            <text:p>1890</text:p>
          </table:table-cell>
          <table:table-cell office:value-type="float" office:value="0.71" table:style-name="ce1">
            <text:p>0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40" table:style-name="ce1">
            <text:p>9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1890" table:style-name="ce1">
            <text:p>1890</text:p>
          </table:table-cell>
          <table:table-cell office:value-type="float" office:value="0.3" table:style-name="ce1">
            <text:p>0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76" table:style-name="ce1">
            <text:p>1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00" table:style-name="ce1">
            <text:p>9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1890" table:style-name="ce1">
            <text:p>1890</text:p>
          </table:table-cell>
          <table:table-cell office:value-type="float" office:value="0.41" table:style-name="ce1">
            <text:p>0.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940" table:style-name="ce1">
            <text:p>194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5.98" table:style-name="ce1">
            <text:p>15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56" table:style-name="ce1">
            <text:p>1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870" table:style-name="ce1">
            <text:p>87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550" table:style-name="ce1">
            <text:p>1550</text:p>
          </table:table-cell>
          <table:table-cell office:value-type="float" office:value="1890" table:style-name="ce1">
            <text:p>189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790" table:style-name="ce1">
            <text:p>79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1890" table:style-name="ce1">
            <text:p>1890</text:p>
          </table:table-cell>
          <table:table-cell office:value-type="float" office:value="1.1200000000000001" table:style-name="ce1">
            <text:p>1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74" table:style-name="ce1">
            <text:p>1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45" table:style-name="ce1">
            <text:p>1.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50" table:style-name="ce1">
            <text:p>25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.99" table:style-name="ce1">
            <text:p>0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340" table:style-name="ce1">
            <text:p>134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550" table:style-name="ce1">
            <text:p>1550</text:p>
          </table:table-cell>
          <table:table-cell office:value-type="float" office:value="1890" table:style-name="ce1">
            <text:p>1890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50" table:style-name="ce1">
            <text:p>25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.84" table:style-name="ce1">
            <text:p>0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280" table:style-name="ce1">
            <text:p>128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11.99" table:style-name="ce1">
            <text:p>11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600" table:style-name="ce1">
            <text:p>60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1550" table:style-name="ce1">
            <text:p>1550</text:p>
          </table:table-cell>
          <table:table-cell office:value-type="float" office:value="1890" table:style-name="ce1">
            <text:p>1890</text:p>
          </table:table-cell>
          <table:table-cell office:value-type="float" office:value="5.78" table:style-name="ce1">
            <text:p>5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840" table:style-name="ce1">
            <text:p>1840</text:p>
          </table:table-cell>
          <table:table-cell office:value-type="float" office:value="160" table:style-name="ce1">
            <text:p>160</text:p>
          </table:table-cell>
          <table:table-cell office:value-type="float" office:value="530" table:style-name="ce1">
            <text:p>530</text:p>
          </table:table-cell>
          <table:table-cell office:value-type="float" office:value="7" table:style-name="ce1">
            <text:p>7</text:p>
          </table:table-cell>
          <table:table-cell office:value-type="float" office:value="59" table:style-name="ce1">
            <text:p>59</text:p>
          </table:table-cell>
          <table:table-cell office:value-type="float" office:value="1550" table:style-name="ce1">
            <text:p>1550</text:p>
          </table:table-cell>
          <table:table-cell office:value-type="float" office:value="1890" table:style-name="ce1">
            <text:p>1890</text:p>
          </table:table-cell>
          <table:table-cell office:value-type="float" office:value="16.809999999999999" table:style-name="ce1">
            <text:p>16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060" table:style-name="ce1">
            <text:p>106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9.5500000000000007" table:style-name="ce1">
            <text:p>9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820" table:style-name="ce1">
            <text:p>82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12.73" table:style-name="ce1">
            <text:p>12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790" table:style-name="ce1">
            <text:p>790</text:p>
          </table:table-cell>
          <table:table-cell office:value-type="float" office:value="190" table:style-name="ce1">
            <text:p>190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550" table:style-name="ce1">
            <text:p>1550</text:p>
          </table:table-cell>
          <table:table-cell office:value-type="float" office:value="1890" table:style-name="ce1">
            <text:p>1890</text:p>
          </table:table-cell>
          <table:table-cell office:value-type="float" office:value="2.71" table:style-name="ce1">
            <text:p>2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840" table:style-name="ce1">
            <text:p>84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26.65" table:style-name="ce1">
            <text:p>26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.24" table:style-name="ce1">
            <text:p>0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840" table:style-name="ce1">
            <text:p>840</text:p>
          </table:table-cell>
          <table:table-cell office:value-type="float" office:value="240" table:style-name="ce1">
            <text:p>240</text:p>
          </table:table-cell>
          <table:table-cell office:value-type="float" office:value="1050" table:style-name="ce1">
            <text:p>1050</text:p>
          </table:table-cell>
          <table:table-cell office:value-type="float" office:value="8" table:style-name="ce1">
            <text:p>8</text:p>
          </table:table-cell>
          <table:table-cell office:value-type="float" office:value="59" table:style-name="ce1">
            <text:p>59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27.92" table:style-name="ce1">
            <text:p>27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50" table:style-name="ce1">
            <text:p>35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3.12" table:style-name="ce1">
            <text:p>3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340" table:style-name="ce1">
            <text:p>134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1550" table:style-name="ce1">
            <text:p>1550</text:p>
          </table:table-cell>
          <table:table-cell office:value-type="float" office:value="1890" table:style-name="ce1">
            <text:p>1890</text:p>
          </table:table-cell>
          <table:table-cell office:value-type="float" office:value="11.84" table:style-name="ce1">
            <text:p>11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980" table:style-name="ce1">
            <text:p>98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4.07" table:style-name="ce1">
            <text:p>4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540" table:style-name="ce1">
            <text:p>154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550" table:style-name="ce1">
            <text:p>1550</text:p>
          </table:table-cell>
          <table:table-cell office:value-type="float" office:value="1890" table:style-name="ce1">
            <text:p>1890</text:p>
          </table:table-cell>
          <table:table-cell office:value-type="float" office:value="2.79" table:style-name="ce1">
            <text:p>2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300" table:style-name="ce1">
            <text:p>30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550" table:style-name="ce1">
            <text:p>1550</text:p>
          </table:table-cell>
          <table:table-cell office:value-type="float" office:value="1890" table:style-name="ce1">
            <text:p>1890</text:p>
          </table:table-cell>
          <table:table-cell office:value-type="float" office:value="6.12" table:style-name="ce1">
            <text:p>6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550" table:style-name="ce1">
            <text:p>1550</text:p>
          </table:table-cell>
          <table:table-cell office:value-type="float" office:value="1890" table:style-name="ce1">
            <text:p>1890</text:p>
          </table:table-cell>
          <table:table-cell office:value-type="float" office:value="2.72" table:style-name="ce1">
            <text:p>2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40" table:style-name="ce1">
            <text:p>64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8" table:style-name="ce1">
            <text:p>8</text:p>
          </table:table-cell>
          <table:table-cell office:value-type="float" office:value="44" table:style-name="ce1">
            <text:p>44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10.68" table:style-name="ce1">
            <text:p>10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10.88" table:style-name="ce1">
            <text:p>10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550" table:style-name="ce1">
            <text:p>1550</text:p>
          </table:table-cell>
          <table:table-cell office:value-type="float" office:value="1890" table:style-name="ce1">
            <text:p>1890</text:p>
          </table:table-cell>
          <table:table-cell office:value-type="float" office:value="0.37" table:style-name="ce1">
            <text:p>0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1540" table:style-name="ce1">
            <text:p>1540</text:p>
          </table:table-cell>
          <table:table-cell office:value-type="float" office:value="340" table:style-name="ce1">
            <text:p>34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550" table:style-name="ce1">
            <text:p>1550</text:p>
          </table:table-cell>
          <table:table-cell office:value-type="float" office:value="1890" table:style-name="ce1">
            <text:p>1890</text:p>
          </table:table-cell>
          <table:table-cell office:value-type="float" office:value="4.18" table:style-name="ce1">
            <text:p>4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310" table:style-name="ce1">
            <text:p>1310</text:p>
          </table:table-cell>
          <table:table-cell office:value-type="float" office:value="350" table:style-name="ce1">
            <text:p>350</text:p>
          </table:table-cell>
          <table:table-cell office:value-type="float" office:value="120" table:style-name="ce1">
            <text:p>120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5.89" table:style-name="ce1">
            <text:p>5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1240" table:style-name="ce1">
            <text:p>1240</text:p>
          </table:table-cell>
          <table:table-cell office:value-type="float" office:value="390" table:style-name="ce1">
            <text:p>390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9.08" table:style-name="ce1">
            <text:p>9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2200" table:style-name="ce1">
            <text:p>2200</text:p>
          </table:table-cell>
          <table:table-cell office:value-type="float" office:value="390" table:style-name="ce1">
            <text:p>39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.99" table:style-name="ce1">
            <text:p>0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2310" table:style-name="ce1">
            <text:p>231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16.39" table:style-name="ce1">
            <text:p>16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1070" table:style-name="ce1">
            <text:p>107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.86" table:style-name="ce1">
            <text:p>0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640" table:style-name="ce1">
            <text:p>164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1550" table:style-name="ce1">
            <text:p>1550</text:p>
          </table:table-cell>
          <table:table-cell office:value-type="float" office:value="1890" table:style-name="ce1">
            <text:p>1890</text:p>
          </table:table-cell>
          <table:table-cell office:value-type="float" office:value="13.46" table:style-name="ce1">
            <text:p>13.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8.1" table:style-name="ce1">
            <text:p>8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1110" table:style-name="ce1">
            <text:p>11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9.7799999999999994" table:style-name="ce1">
            <text:p>9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8.1" table:style-name="ce1">
            <text:p>8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520" table:style-name="ce1">
            <text:p>152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1550" table:style-name="ce1">
            <text:p>1550</text:p>
          </table:table-cell>
          <table:table-cell office:value-type="float" office:value="1890" table:style-name="ce1">
            <text:p>1890</text:p>
          </table:table-cell>
          <table:table-cell office:value-type="float" office:value="15.48" table:style-name="ce1">
            <text:p>15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670" table:style-name="ce1">
            <text:p>67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7.22" table:style-name="ce1">
            <text:p>7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720" table:style-name="ce1">
            <text:p>172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1550" table:style-name="ce1">
            <text:p>1550</text:p>
          </table:table-cell>
          <table:table-cell office:value-type="float" office:value="1890" table:style-name="ce1">
            <text:p>1890</text:p>
          </table:table-cell>
          <table:table-cell office:value-type="float" office:value="38.11" table:style-name="ce1">
            <text:p>38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200" table:style-name="ce1">
            <text:p>120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25.92" table:style-name="ce1">
            <text:p>25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060" table:style-name="ce1">
            <text:p>106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67.91" table:style-name="ce1">
            <text:p>67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740" table:style-name="ce1">
            <text:p>74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45.79" table:style-name="ce1">
            <text:p>45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310" table:style-name="ce1">
            <text:p>1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15.2" table:style-name="ce1">
            <text:p>15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310" table:style-name="ce1">
            <text:p>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4.68" table:style-name="ce1">
            <text:p>4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810" table:style-name="ce1">
            <text:p>8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13.48" table:style-name="ce1">
            <text:p>13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1890" table:style-name="ce1">
            <text:p>189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7" table:style-name="ce1">
            <text:p>7</text:p>
          </table:table-cell>
          <table:table-cell office:value-type="float" office:value="65" table:style-name="ce1">
            <text:p>65</text:p>
          </table:table-cell>
          <table:table-cell office:value-type="float" office:value="1550" table:style-name="ce1">
            <text:p>1550</text:p>
          </table:table-cell>
          <table:table-cell office:value-type="float" office:value="1890" table:style-name="ce1">
            <text:p>1890</text:p>
          </table:table-cell>
          <table:table-cell office:value-type="float" office:value="6.14" table:style-name="ce1">
            <text:p>6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50" table:style-name="ce1">
            <text:p>115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21.89" table:style-name="ce1">
            <text:p>21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640" table:style-name="ce1">
            <text:p>640</text:p>
          </table:table-cell>
          <table:table-cell office:value-type="float" office:value="540" table:style-name="ce1">
            <text:p>540</text:p>
          </table:table-cell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83.04" table:style-name="ce1">
            <text:p>83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280" table:style-name="ce1">
            <text:p>1280</text:p>
          </table:table-cell>
          <table:table-cell office:value-type="float" office:value="640" table:style-name="ce1">
            <text:p>640</text:p>
          </table:table-cell>
          <table:table-cell office:value-type="float" office:value="530" table:style-name="ce1">
            <text:p>530</text:p>
          </table:table-cell>
          <table:table-cell office:value-type="float" office:value="8" table:style-name="ce1">
            <text:p>8</text:p>
          </table:table-cell>
          <table:table-cell office:value-type="float" office:value="133" table:style-name="ce1">
            <text:p>133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105.94" table:style-name="ce1">
            <text:p>105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1520" table:style-name="ce1">
            <text:p>1520</text:p>
          </table:table-cell>
          <table:table-cell office:value-type="float" office:value="710" table:style-name="ce1">
            <text:p>710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1550" table:style-name="ce1">
            <text:p>1550</text:p>
          </table:table-cell>
          <table:table-cell office:value-type="float" office:value="1890" table:style-name="ce1">
            <text:p>1890</text:p>
          </table:table-cell>
          <table:table-cell office:value-type="float" office:value="14.96" table:style-name="ce1">
            <text:p>14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890" table:style-name="ce1">
            <text:p>189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7" table:style-name="ce1">
            <text:p>7</text:p>
          </table:table-cell>
          <table:table-cell office:value-type="float" office:value="75" table:style-name="ce1">
            <text:p>75</text:p>
          </table:table-cell>
          <table:table-cell office:value-type="float" office:value="1550" table:style-name="ce1">
            <text:p>1550</text:p>
          </table:table-cell>
          <table:table-cell office:value-type="float" office:value="1890" table:style-name="ce1">
            <text:p>1890</text:p>
          </table:table-cell>
          <table:table-cell office:value-type="float" office:value="7.09" table:style-name="ce1">
            <text:p>7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150" table:style-name="ce1">
            <text:p>115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24.94" table:style-name="ce1">
            <text:p>24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1060" table:style-name="ce1">
            <text:p>1060</text:p>
          </table:table-cell>
          <table:table-cell office:value-type="float" office:value="780" table:style-name="ce1">
            <text:p>780</text:p>
          </table:table-cell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155" table:style-name="ce1">
            <text:p>155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52.88999999999999" table:style-name="ce1">
            <text:p>152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2230" table:style-name="ce1">
            <text:p>223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43.31" table:style-name="ce1">
            <text:p>43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1170" table:style-name="ce1">
            <text:p>117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20.72" table:style-name="ce1">
            <text:p>20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1060" table:style-name="ce1">
            <text:p>1060</text:p>
          </table:table-cell>
          <table:table-cell office:value-type="float" office:value="860" table:style-name="ce1">
            <text:p>860</text:p>
          </table:table-cell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float" office:value="438" table:style-name="ce1">
            <text:p>438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358.67" table:style-name="ce1">
            <text:p>358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2200" table:style-name="ce1">
            <text:p>2200</text:p>
          </table:table-cell>
          <table:table-cell office:value-type="float" office:value="940" table:style-name="ce1">
            <text:p>94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22.88" table:style-name="ce1">
            <text:p>22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1840" table:style-name="ce1">
            <text:p>1840</text:p>
          </table:table-cell>
          <table:table-cell office:value-type="float" office:value="980" table:style-name="ce1">
            <text:p>98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33.47" table:style-name="ce1">
            <text:p>33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2200" table:style-name="ce1">
            <text:p>220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7.92" table:style-name="ce1">
            <text:p>7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1710" table:style-name="ce1">
            <text:p>171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7.920000000000002" table:style-name="ce1">
            <text:p>17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10" table:style-name="ce1">
            <text:p>2310</text:p>
          </table:table-cell>
          <table:table-cell office:value-type="float" office:value="1110" table:style-name="ce1">
            <text:p>1110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office:value-type="float" office:value="1550" table:style-name="ce1">
            <text:p>1550</text:p>
          </table:table-cell>
          <table:table-cell office:value-type="float" office:value="2620" table:style-name="ce1">
            <text:p>2620</text:p>
          </table:table-cell>
          <table:table-cell office:value-type="float" office:value="59.88" table:style-name="ce1">
            <text:p>59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2200" table:style-name="ce1">
            <text:p>2200</text:p>
          </table:table-cell>
          <table:table-cell office:value-type="float" office:value="1140" table:style-name="ce1">
            <text:p>114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5.84" table:style-name="ce1">
            <text:p>15.84</text:p>
          </table:table-cell>
          <table:table-cell table:number-columns-repeated="16375"/>
        </table:table-row>
        <table:table-row table:number-rows-repeated="1048495" table:style-name="ro1">
          <table:table-cell table:number-columns-repeated="16384"/>
        </table:table-row>
      </table:table>
      <table:table table:name="nw2_nc4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float" office:value="2120" table:style-name="ce1">
            <text:p>212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" table:style-name="ce1">
            <text:p>20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2620" table:style-name="ce1">
            <text:p>2620</text:p>
          </table:table-cell>
          <table:table-cell office:value-type="float" office:value="0.79" table:style-name="ce1">
            <text:p>0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810" table:style-name="ce1">
            <text:p>81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float" office:value="2620" table:style-name="ce1">
            <text:p>2620</text:p>
          </table:table-cell>
          <table:table-cell office:value-type="float" office:value="1.9" table:style-name="ce1">
            <text:p>1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420" table:style-name="ce1">
            <text:p>42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2120" table:style-name="ce1">
            <text:p>2120</text:p>
          </table:table-cell>
          <table:table-cell office:value-type="float" office:value="0.03" table:style-name="ce1">
            <text:p>0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200" table:style-name="ce1">
            <text:p>22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230" table:style-name="ce1">
            <text:p>2230</text:p>
          </table:table-cell>
          <table:table-cell office:value-type="float" office:value="0.18" table:style-name="ce1">
            <text:p>0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0" table:style-name="ce1">
            <text:p>11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230" table:style-name="ce1">
            <text:p>2230</text:p>
          </table:table-cell>
          <table:table-cell office:value-type="float" office:value="1.43" table:style-name="ce1">
            <text:p>1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10" table:style-name="ce1">
            <text:p>61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30" table:style-name="ce1">
            <text:p>2230</text:p>
          </table:table-cell>
          <table:table-cell office:value-type="float" office:value="0.48" table:style-name="ce1">
            <text:p>0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70" table:style-name="ce1">
            <text:p>27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30" table:style-name="ce1">
            <text:p>2230</text:p>
          </table:table-cell>
          <table:table-cell office:value-type="float" office:value="1.7" table:style-name="ce1">
            <text:p>1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240" table:style-name="ce1">
            <text:p>12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2620" table:style-name="ce1">
            <text:p>2620</text:p>
          </table:table-cell>
          <table:table-cell office:value-type="float" office:value="0.72" table:style-name="ce1">
            <text:p>0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30" table:style-name="ce1">
            <text:p>2230</text:p>
          </table:table-cell>
          <table:table-cell office:value-type="float" office:value="1.7" table:style-name="ce1">
            <text:p>1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230" table:style-name="ce1">
            <text:p>2230</text:p>
          </table:table-cell>
          <table:table-cell office:value-type="float" office:value="1.1000000000000001" table:style-name="ce1">
            <text:p>1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30" table:style-name="ce1">
            <text:p>2230</text:p>
          </table:table-cell>
          <table:table-cell office:value-type="float" office:value="1.57" table:style-name="ce1">
            <text:p>1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840" table:style-name="ce1">
            <text:p>18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float" office:value="1890" table:style-name="ce1">
            <text:p>1890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40" table:style-name="ce1">
            <text:p>9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1890" table:style-name="ce1">
            <text:p>1890</text:p>
          </table:table-cell>
          <table:table-cell office:value-type="float" office:value="0.39" table:style-name="ce1">
            <text:p>0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230" table:style-name="ce1">
            <text:p>2230</text:p>
          </table:table-cell>
          <table:table-cell office:value-type="float" office:value="1.87" table:style-name="ce1">
            <text:p>1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00" table:style-name="ce1">
            <text:p>9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1890" table:style-name="ce1">
            <text:p>1890</text:p>
          </table:table-cell>
          <table:table-cell office:value-type="float" office:value="0.5" table:style-name="ce1">
            <text:p>0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940" table:style-name="ce1">
            <text:p>194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1600" table:style-name="ce1">
            <text:p>1600</text:p>
          </table:table-cell>
          <table:table-cell office:value-type="float" office:value="2120" table:style-name="ce1">
            <text:p>2120</text:p>
          </table:table-cell>
          <table:table-cell office:value-type="float" office:value="12.51" table:style-name="ce1">
            <text:p>12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float" office:value="2120" table:style-name="ce1">
            <text:p>2120</text:p>
          </table:table-cell>
          <table:table-cell office:value-type="float" office:value="0.42" table:style-name="ce1">
            <text:p>0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870" table:style-name="ce1">
            <text:p>870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1600" table:style-name="ce1">
            <text:p>1600</text:p>
          </table:table-cell>
          <table:table-cell office:value-type="float" office:value="1890" table:style-name="ce1">
            <text:p>1890</text:p>
          </table:table-cell>
          <table:table-cell office:value-type="float" office:value="1.66" table:style-name="ce1">
            <text:p>1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790" table:style-name="ce1">
            <text:p>79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float" office:value="1890" table:style-name="ce1">
            <text:p>1890</text:p>
          </table:table-cell>
          <table:table-cell office:value-type="float" office:value="1.31" table:style-name="ce1">
            <text:p>1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30" table:style-name="ce1">
            <text:p>2230</text:p>
          </table:table-cell>
          <table:table-cell office:value-type="float" office:value="1.78" table:style-name="ce1">
            <text:p>1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230" table:style-name="ce1">
            <text:p>2230</text:p>
          </table:table-cell>
          <table:table-cell office:value-type="float" office:value="1.56" table:style-name="ce1">
            <text:p>1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50" table:style-name="ce1">
            <text:p>25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30" table:style-name="ce1">
            <text:p>2230</text:p>
          </table:table-cell>
          <table:table-cell office:value-type="float" office:value="1.03" table:style-name="ce1">
            <text:p>1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340" table:style-name="ce1">
            <text:p>134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1600" table:style-name="ce1">
            <text:p>1600</text:p>
          </table:table-cell>
          <table:table-cell office:value-type="float" office:value="1890" table:style-name="ce1">
            <text:p>1890</text:p>
          </table:table-cell>
          <table:table-cell office:value-type="float" office:value="5.47" table:style-name="ce1">
            <text:p>5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50" table:style-name="ce1">
            <text:p>25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30" table:style-name="ce1">
            <text:p>2230</text:p>
          </table:table-cell>
          <table:table-cell office:value-type="float" office:value="0.88" table:style-name="ce1">
            <text:p>0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280" table:style-name="ce1">
            <text:p>128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1600" table:style-name="ce1">
            <text:p>1600</text:p>
          </table:table-cell>
          <table:table-cell office:value-type="float" office:value="2620" table:style-name="ce1">
            <text:p>2620</text:p>
          </table:table-cell>
          <table:table-cell office:value-type="float" office:value="6.62" table:style-name="ce1">
            <text:p>6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600" table:style-name="ce1">
            <text:p>60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600" table:style-name="ce1">
            <text:p>1600</text:p>
          </table:table-cell>
          <table:table-cell office:value-type="float" office:value="1890" table:style-name="ce1">
            <text:p>1890</text:p>
          </table:table-cell>
          <table:table-cell office:value-type="float" office:value="4.18" table:style-name="ce1">
            <text:p>4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840" table:style-name="ce1">
            <text:p>1840</text:p>
          </table:table-cell>
          <table:table-cell office:value-type="float" office:value="160" table:style-name="ce1">
            <text:p>160</text:p>
          </table:table-cell>
          <table:table-cell office:value-type="float" office:value="530" table:style-name="ce1">
            <text:p>530</text:p>
          </table:table-cell>
          <table:table-cell office:value-type="float" office:value="14" table:style-name="ce1">
            <text:p>14</text:p>
          </table:table-cell>
          <table:table-cell office:value-type="float" office:value="53" table:style-name="ce1">
            <text:p>53</text:p>
          </table:table-cell>
          <table:table-cell office:value-type="float" office:value="1600" table:style-name="ce1">
            <text:p>1600</text:p>
          </table:table-cell>
          <table:table-cell office:value-type="float" office:value="1890" table:style-name="ce1">
            <text:p>1890</text:p>
          </table:table-cell>
          <table:table-cell office:value-type="float" office:value="4.24" table:style-name="ce1">
            <text:p>4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060" table:style-name="ce1">
            <text:p>106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15" table:style-name="ce1">
            <text:p>15</text:p>
          </table:table-cell>
          <table:table-cell office:value-type="float" office:value="49" table:style-name="ce1">
            <text:p>49</text:p>
          </table:table-cell>
          <table:table-cell office:value-type="float" office:value="1600" table:style-name="ce1">
            <text:p>1600</text:p>
          </table:table-cell>
          <table:table-cell office:value-type="float" office:value="2120" table:style-name="ce1">
            <text:p>2120</text:p>
          </table:table-cell>
          <table:table-cell office:value-type="float" office:value="9.43" table:style-name="ce1">
            <text:p>9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820" table:style-name="ce1">
            <text:p>82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1600" table:style-name="ce1">
            <text:p>1600</text:p>
          </table:table-cell>
          <table:table-cell office:value-type="float" office:value="2620" table:style-name="ce1">
            <text:p>2620</text:p>
          </table:table-cell>
          <table:table-cell office:value-type="float" office:value="17.059999999999999" table:style-name="ce1">
            <text:p>17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790" table:style-name="ce1">
            <text:p>790</text:p>
          </table:table-cell>
          <table:table-cell office:value-type="float" office:value="190" table:style-name="ce1">
            <text:p>190</text:p>
          </table:table-cell>
          <table:table-cell office:value-type="float" office:value="60" table:style-name="ce1">
            <text:p>60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1600" table:style-name="ce1">
            <text:p>1600</text:p>
          </table:table-cell>
          <table:table-cell office:value-type="float" office:value="1890" table:style-name="ce1">
            <text:p>1890</text:p>
          </table:table-cell>
          <table:table-cell office:value-type="float" office:value="3.09" table:style-name="ce1">
            <text:p>3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840" table:style-name="ce1">
            <text:p>84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float" office:value="1600" table:style-name="ce1">
            <text:p>1600</text:p>
          </table:table-cell>
          <table:table-cell office:value-type="float" office:value="2620" table:style-name="ce1">
            <text:p>2620</text:p>
          </table:table-cell>
          <table:table-cell office:value-type="float" office:value="8.0500000000000007" table:style-name="ce1">
            <text:p>8.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1200" table:style-name="ce1">
            <text:p>1200</text:p>
          </table:table-cell>
          <table:table-cell office:value-type="float" office:value="2230" table:style-name="ce1">
            <text:p>2230</text:p>
          </table:table-cell>
          <table:table-cell office:value-type="float" office:value="0.82" table:style-name="ce1">
            <text:p>0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840" table:style-name="ce1">
            <text:p>840</text:p>
          </table:table-cell>
          <table:table-cell office:value-type="float" office:value="240" table:style-name="ce1">
            <text:p>240</text:p>
          </table:table-cell>
          <table:table-cell office:value-type="float" office:value="1050" table:style-name="ce1">
            <text:p>1050</text:p>
          </table:table-cell>
          <table:table-cell office:value-type="float" office:value="13" table:style-name="ce1">
            <text:p>13</text:p>
          </table:table-cell>
          <table:table-cell office:value-type="float" office:value="59" table:style-name="ce1">
            <text:p>59</text:p>
          </table:table-cell>
          <table:table-cell office:value-type="float" office:value="1600" table:style-name="ce1">
            <text:p>1600</text:p>
          </table:table-cell>
          <table:table-cell office:value-type="float" office:value="2620" table:style-name="ce1">
            <text:p>2620</text:p>
          </table:table-cell>
          <table:table-cell office:value-type="float" office:value="35.65" table:style-name="ce1">
            <text:p>35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50" table:style-name="ce1">
            <text:p>35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230" table:style-name="ce1">
            <text:p>2230</text:p>
          </table:table-cell>
          <table:table-cell office:value-type="float" office:value="3.55" table:style-name="ce1">
            <text:p>3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340" table:style-name="ce1">
            <text:p>134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600" table:style-name="ce1">
            <text:p>1600</text:p>
          </table:table-cell>
          <table:table-cell office:value-type="float" office:value="1890" table:style-name="ce1">
            <text:p>1890</text:p>
          </table:table-cell>
          <table:table-cell office:value-type="float" office:value="12.97" table:style-name="ce1">
            <text:p>12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980" table:style-name="ce1">
            <text:p>98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600" table:style-name="ce1">
            <text:p>1600</text:p>
          </table:table-cell>
          <table:table-cell office:value-type="float" office:value="2120" table:style-name="ce1">
            <text:p>2120</text:p>
          </table:table-cell>
          <table:table-cell office:value-type="float" office:value="3.3" table:style-name="ce1">
            <text:p>3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540" table:style-name="ce1">
            <text:p>154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1600" table:style-name="ce1">
            <text:p>1600</text:p>
          </table:table-cell>
          <table:table-cell office:value-type="float" office:value="1890" table:style-name="ce1">
            <text:p>1890</text:p>
          </table:table-cell>
          <table:table-cell office:value-type="float" office:value="3.16" table:style-name="ce1">
            <text:p>3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300" table:style-name="ce1">
            <text:p>30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30" table:style-name="ce1">
            <text:p>2230</text:p>
          </table:table-cell>
          <table:table-cell office:value-type="float" office:value="0.94" table:style-name="ce1">
            <text:p>0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600" table:style-name="ce1">
            <text:p>1600</text:p>
          </table:table-cell>
          <table:table-cell office:value-type="float" office:value="1890" table:style-name="ce1">
            <text:p>1890</text:p>
          </table:table-cell>
          <table:table-cell office:value-type="float" office:value="6.97" table:style-name="ce1">
            <text:p>6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1600" table:style-name="ce1">
            <text:p>1600</text:p>
          </table:table-cell>
          <table:table-cell office:value-type="float" office:value="1890" table:style-name="ce1">
            <text:p>1890</text:p>
          </table:table-cell>
          <table:table-cell office:value-type="float" office:value="3.1" table:style-name="ce1">
            <text:p>3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40" table:style-name="ce1">
            <text:p>64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float" office:value="1600" table:style-name="ce1">
            <text:p>1600</text:p>
          </table:table-cell>
          <table:table-cell office:value-type="float" office:value="2620" table:style-name="ce1">
            <text:p>2620</text:p>
          </table:table-cell>
          <table:table-cell office:value-type="float" office:value="16.45" table:style-name="ce1">
            <text:p>16.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office:value-type="float" office:value="1600" table:style-name="ce1">
            <text:p>1600</text:p>
          </table:table-cell>
          <table:table-cell office:value-type="float" office:value="2620" table:style-name="ce1">
            <text:p>2620</text:p>
          </table:table-cell>
          <table:table-cell office:value-type="float" office:value="15.47" table:style-name="ce1">
            <text:p>15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1600" table:style-name="ce1">
            <text:p>1600</text:p>
          </table:table-cell>
          <table:table-cell office:value-type="float" office:value="1890" table:style-name="ce1">
            <text:p>1890</text:p>
          </table:table-cell>
          <table:table-cell office:value-type="float" office:value="0.75" table:style-name="ce1">
            <text:p>0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1540" table:style-name="ce1">
            <text:p>1540</text:p>
          </table:table-cell>
          <table:table-cell office:value-type="float" office:value="340" table:style-name="ce1">
            <text:p>34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1600" table:style-name="ce1">
            <text:p>1600</text:p>
          </table:table-cell>
          <table:table-cell office:value-type="float" office:value="1890" table:style-name="ce1">
            <text:p>1890</text:p>
          </table:table-cell>
          <table:table-cell office:value-type="float" office:value="4.6500000000000004" table:style-name="ce1">
            <text:p>4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310" table:style-name="ce1">
            <text:p>1310</text:p>
          </table:table-cell>
          <table:table-cell office:value-type="float" office:value="350" table:style-name="ce1">
            <text:p>350</text:p>
          </table:table-cell>
          <table:table-cell office:value-type="float" office:value="120" table:style-name="ce1">
            <text:p>120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600" table:style-name="ce1">
            <text:p>1600</text:p>
          </table:table-cell>
          <table:table-cell office:value-type="float" office:value="2620" table:style-name="ce1">
            <text:p>2620</text:p>
          </table:table-cell>
          <table:table-cell office:value-type="float" office:value="7.86" table:style-name="ce1">
            <text:p>7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1240" table:style-name="ce1">
            <text:p>1240</text:p>
          </table:table-cell>
          <table:table-cell office:value-type="float" office:value="390" table:style-name="ce1">
            <text:p>390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600" table:style-name="ce1">
            <text:p>1600</text:p>
          </table:table-cell>
          <table:table-cell office:value-type="float" office:value="2620" table:style-name="ce1">
            <text:p>2620</text:p>
          </table:table-cell>
          <table:table-cell office:value-type="float" office:value="1.62" table:style-name="ce1">
            <text:p>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2200" table:style-name="ce1">
            <text:p>2200</text:p>
          </table:table-cell>
          <table:table-cell office:value-type="float" office:value="390" table:style-name="ce1">
            <text:p>39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230" table:style-name="ce1">
            <text:p>2230</text:p>
          </table:table-cell>
          <table:table-cell office:value-type="float" office:value="1.53" table:style-name="ce1">
            <text:p>1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2310" table:style-name="ce1">
            <text:p>231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1600" table:style-name="ce1">
            <text:p>1600</text:p>
          </table:table-cell>
          <table:table-cell office:value-type="float" office:value="2620" table:style-name="ce1">
            <text:p>2620</text:p>
          </table:table-cell>
          <table:table-cell office:value-type="float" office:value="5.39" table:style-name="ce1">
            <text:p>5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1070" table:style-name="ce1">
            <text:p>107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230" table:style-name="ce1">
            <text:p>223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640" table:style-name="ce1">
            <text:p>164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600" table:style-name="ce1">
            <text:p>1600</text:p>
          </table:table-cell>
          <table:table-cell office:value-type="float" office:value="1890" table:style-name="ce1">
            <text:p>1890</text:p>
          </table:table-cell>
          <table:table-cell office:value-type="float" office:value="14.78" table:style-name="ce1">
            <text:p>14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600" table:style-name="ce1">
            <text:p>1600</text:p>
          </table:table-cell>
          <table:table-cell office:value-type="float" office:value="2620" table:style-name="ce1">
            <text:p>2620</text:p>
          </table:table-cell>
          <table:table-cell office:value-type="float" office:value="9.02" table:style-name="ce1">
            <text:p>9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1110" table:style-name="ce1">
            <text:p>11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230" table:style-name="ce1">
            <text:p>2230</text:p>
          </table:table-cell>
          <table:table-cell office:value-type="float" office:value="8.11" table:style-name="ce1">
            <text:p>8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600" table:style-name="ce1">
            <text:p>1600</text:p>
          </table:table-cell>
          <table:table-cell office:value-type="float" office:value="2620" table:style-name="ce1">
            <text:p>2620</text:p>
          </table:table-cell>
          <table:table-cell office:value-type="float" office:value="9.02" table:style-name="ce1">
            <text:p>9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520" table:style-name="ce1">
            <text:p>152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600" table:style-name="ce1">
            <text:p>1600</text:p>
          </table:table-cell>
          <table:table-cell office:value-type="float" office:value="1890" table:style-name="ce1">
            <text:p>1890</text:p>
          </table:table-cell>
          <table:table-cell office:value-type="float" office:value="16.8" table:style-name="ce1">
            <text:p>16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670" table:style-name="ce1">
            <text:p>67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600" table:style-name="ce1">
            <text:p>1600</text:p>
          </table:table-cell>
          <table:table-cell office:value-type="float" office:value="2120" table:style-name="ce1">
            <text:p>2120</text:p>
          </table:table-cell>
          <table:table-cell office:value-type="float" office:value="5.7" table:style-name="ce1">
            <text:p>5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720" table:style-name="ce1">
            <text:p>172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50" table:style-name="ce1">
            <text:p>50</text:p>
          </table:table-cell>
          <table:table-cell office:value-type="float" office:value="1600" table:style-name="ce1">
            <text:p>1600</text:p>
          </table:table-cell>
          <table:table-cell office:value-type="float" office:value="1890" table:style-name="ce1">
            <text:p>1890</text:p>
          </table:table-cell>
          <table:table-cell office:value-type="float" office:value="42.84" table:style-name="ce1">
            <text:p>4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200" table:style-name="ce1">
            <text:p>120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1600" table:style-name="ce1">
            <text:p>1600</text:p>
          </table:table-cell>
          <table:table-cell office:value-type="float" office:value="2620" table:style-name="ce1">
            <text:p>2620</text:p>
          </table:table-cell>
          <table:table-cell office:value-type="float" office:value="29.2" table:style-name="ce1">
            <text:p>29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060" table:style-name="ce1">
            <text:p>106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15" table:style-name="ce1">
            <text:p>15</text:p>
          </table:table-cell>
          <table:table-cell office:value-type="float" office:value="52" table:style-name="ce1">
            <text:p>52</text:p>
          </table:table-cell>
          <table:table-cell office:value-type="float" office:value="1600" table:style-name="ce1">
            <text:p>1600</text:p>
          </table:table-cell>
          <table:table-cell office:value-type="float" office:value="2120" table:style-name="ce1">
            <text:p>2120</text:p>
          </table:table-cell>
          <table:table-cell office:value-type="float" office:value="38.369999999999997" table:style-name="ce1">
            <text:p>38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740" table:style-name="ce1">
            <text:p>74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1200" table:style-name="ce1">
            <text:p>1200</text:p>
          </table:table-cell>
          <table:table-cell office:value-type="float" office:value="2230" table:style-name="ce1">
            <text:p>2230</text:p>
          </table:table-cell>
          <table:table-cell office:value-type="float" office:value="42.8" table:style-name="ce1">
            <text:p>42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310" table:style-name="ce1">
            <text:p>1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600" table:style-name="ce1">
            <text:p>1600</text:p>
          </table:table-cell>
          <table:table-cell office:value-type="float" office:value="2620" table:style-name="ce1">
            <text:p>2620</text:p>
          </table:table-cell>
          <table:table-cell office:value-type="float" office:value="17.82" table:style-name="ce1">
            <text:p>17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310" table:style-name="ce1">
            <text:p>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600" table:style-name="ce1">
            <text:p>1600</text:p>
          </table:table-cell>
          <table:table-cell office:value-type="float" office:value="2620" table:style-name="ce1">
            <text:p>2620</text:p>
          </table:table-cell>
          <table:table-cell office:value-type="float" office:value="5.34" table:style-name="ce1">
            <text:p>5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810" table:style-name="ce1">
            <text:p>8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600" table:style-name="ce1">
            <text:p>1600</text:p>
          </table:table-cell>
          <table:table-cell office:value-type="float" office:value="2620" table:style-name="ce1">
            <text:p>2620</text:p>
          </table:table-cell>
          <table:table-cell office:value-type="float" office:value="15.84" table:style-name="ce1">
            <text:p>15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1890" table:style-name="ce1">
            <text:p>189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14" table:style-name="ce1">
            <text:p>14</text:p>
          </table:table-cell>
          <table:table-cell office:value-type="float" office:value="65" table:style-name="ce1">
            <text:p>65</text:p>
          </table:table-cell>
          <table:table-cell office:value-type="float" office:value="1600" table:style-name="ce1">
            <text:p>1600</text:p>
          </table:table-cell>
          <table:table-cell office:value-type="float" office:value="1890" table:style-name="ce1">
            <text:p>1890</text:p>
          </table:table-cell>
          <table:table-cell office:value-type="float" office:value="12.29" table:style-name="ce1">
            <text:p>12.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50" table:style-name="ce1">
            <text:p>115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1600" table:style-name="ce1">
            <text:p>1600</text:p>
          </table:table-cell>
          <table:table-cell office:value-type="float" office:value="2620" table:style-name="ce1">
            <text:p>2620</text:p>
          </table:table-cell>
          <table:table-cell office:value-type="float" office:value="26.21" table:style-name="ce1">
            <text:p>26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640" table:style-name="ce1">
            <text:p>640</text:p>
          </table:table-cell>
          <table:table-cell office:value-type="float" office:value="540" table:style-name="ce1">
            <text:p>540</text:p>
          </table:table-cell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office:value-type="float" office:value="1200" table:style-name="ce1">
            <text:p>1200</text:p>
          </table:table-cell>
          <table:table-cell office:value-type="float" office:value="2230" table:style-name="ce1">
            <text:p>2230</text:p>
          </table:table-cell>
          <table:table-cell office:value-type="float" office:value="88.3" table:style-name="ce1">
            <text:p>88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280" table:style-name="ce1">
            <text:p>1280</text:p>
          </table:table-cell>
          <table:table-cell office:value-type="float" office:value="640" table:style-name="ce1">
            <text:p>640</text:p>
          </table:table-cell>
          <table:table-cell office:value-type="float" office:value="530" table:style-name="ce1">
            <text:p>530</text:p>
          </table:table-cell>
          <table:table-cell office:value-type="float" office:value="13" table:style-name="ce1">
            <text:p>13</text:p>
          </table:table-cell>
          <table:table-cell office:value-type="float" office:value="133" table:style-name="ce1">
            <text:p>133</text:p>
          </table:table-cell>
          <table:table-cell office:value-type="float" office:value="1600" table:style-name="ce1">
            <text:p>1600</text:p>
          </table:table-cell>
          <table:table-cell office:value-type="float" office:value="2620" table:style-name="ce1">
            <text:p>2620</text:p>
          </table:table-cell>
          <table:table-cell office:value-type="float" office:value="123.36" table:style-name="ce1">
            <text:p>12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1520" table:style-name="ce1">
            <text:p>1520</text:p>
          </table:table-cell>
          <table:table-cell office:value-type="float" office:value="710" table:style-name="ce1">
            <text:p>710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1600" table:style-name="ce1">
            <text:p>1600</text:p>
          </table:table-cell>
          <table:table-cell office:value-type="float" office:value="1890" table:style-name="ce1">
            <text:p>1890</text:p>
          </table:table-cell>
          <table:table-cell office:value-type="float" office:value="16.66" table:style-name="ce1">
            <text:p>16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890" table:style-name="ce1">
            <text:p>189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14" table:style-name="ce1">
            <text:p>14</text:p>
          </table:table-cell>
          <table:table-cell office:value-type="float" office:value="75" table:style-name="ce1">
            <text:p>75</text:p>
          </table:table-cell>
          <table:table-cell office:value-type="float" office:value="1600" table:style-name="ce1">
            <text:p>1600</text:p>
          </table:table-cell>
          <table:table-cell office:value-type="float" office:value="1890" table:style-name="ce1">
            <text:p>1890</text:p>
          </table:table-cell>
          <table:table-cell office:value-type="float" office:value="14.17" table:style-name="ce1">
            <text:p>14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150" table:style-name="ce1">
            <text:p>115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1600" table:style-name="ce1">
            <text:p>1600</text:p>
          </table:table-cell>
          <table:table-cell office:value-type="float" office:value="2620" table:style-name="ce1">
            <text:p>2620</text:p>
          </table:table-cell>
          <table:table-cell office:value-type="float" office:value="29.92" table:style-name="ce1">
            <text:p>29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1060" table:style-name="ce1">
            <text:p>1060</text:p>
          </table:table-cell>
          <table:table-cell office:value-type="float" office:value="780" table:style-name="ce1">
            <text:p>780</text:p>
          </table:table-cell>
          <table:table-cell office:value-type="float" office:value="310" table:style-name="ce1">
            <text:p>310</text:p>
          </table:table-cell>
          <table:table-cell office:value-type="float" office:value="15" table:style-name="ce1">
            <text:p>15</text:p>
          </table:table-cell>
          <table:table-cell office:value-type="float" office:value="78" table:style-name="ce1">
            <text:p>78</text:p>
          </table:table-cell>
          <table:table-cell office:value-type="float" office:value="1600" table:style-name="ce1">
            <text:p>1600</text:p>
          </table:table-cell>
          <table:table-cell office:value-type="float" office:value="2120" table:style-name="ce1">
            <text:p>2120</text:p>
          </table:table-cell>
          <table:table-cell office:value-type="float" office:value="8.27" table:style-name="ce1">
            <text:p>8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2230" table:style-name="ce1">
            <text:p>223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230" table:style-name="ce1">
            <text:p>2230</text:p>
          </table:table-cell>
          <table:table-cell office:value-type="float" office:value="15.61" table:style-name="ce1">
            <text:p>15.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1170" table:style-name="ce1">
            <text:p>117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600" table:style-name="ce1">
            <text:p>1600</text:p>
          </table:table-cell>
          <table:table-cell office:value-type="float" office:value="2620" table:style-name="ce1">
            <text:p>2620</text:p>
          </table:table-cell>
          <table:table-cell office:value-type="float" office:value="22.03" table:style-name="ce1">
            <text:p>22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1060" table:style-name="ce1">
            <text:p>1060</text:p>
          </table:table-cell>
          <table:table-cell office:value-type="float" office:value="860" table:style-name="ce1">
            <text:p>860</text:p>
          </table:table-cell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float" office:value="438" table:style-name="ce1">
            <text:p>438</text:p>
          </table:table-cell>
          <table:table-cell office:value-type="float" office:value="1200" table:style-name="ce1">
            <text:p>1200</text:p>
          </table:table-cell>
          <table:table-cell office:value-type="float" office:value="2230" table:style-name="ce1">
            <text:p>2230</text:p>
          </table:table-cell>
          <table:table-cell office:value-type="float" office:value="374.44" table:style-name="ce1">
            <text:p>374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2200" table:style-name="ce1">
            <text:p>2200</text:p>
          </table:table-cell>
          <table:table-cell office:value-type="float" office:value="940" table:style-name="ce1">
            <text:p>94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230" table:style-name="ce1">
            <text:p>2230</text:p>
          </table:table-cell>
          <table:table-cell office:value-type="float" office:value="24.32" table:style-name="ce1">
            <text:p>24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1840" table:style-name="ce1">
            <text:p>1840</text:p>
          </table:table-cell>
          <table:table-cell office:value-type="float" office:value="980" table:style-name="ce1">
            <text:p>98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230" table:style-name="ce1">
            <text:p>2230</text:p>
          </table:table-cell>
          <table:table-cell office:value-type="float" office:value="34.909999999999997" table:style-name="ce1">
            <text:p>34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2200" table:style-name="ce1">
            <text:p>220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230" table:style-name="ce1">
            <text:p>2230</text:p>
          </table:table-cell>
          <table:table-cell office:value-type="float" office:value="8.64" table:style-name="ce1">
            <text:p>8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1710" table:style-name="ce1">
            <text:p>171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230" table:style-name="ce1">
            <text:p>2230</text:p>
          </table:table-cell>
          <table:table-cell office:value-type="float" office:value="18.64" table:style-name="ce1">
            <text:p>18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10" table:style-name="ce1">
            <text:p>2310</text:p>
          </table:table-cell>
          <table:table-cell office:value-type="float" office:value="1110" table:style-name="ce1">
            <text:p>1110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1600" table:style-name="ce1">
            <text:p>1600</text:p>
          </table:table-cell>
          <table:table-cell office:value-type="float" office:value="2620" table:style-name="ce1">
            <text:p>2620</text:p>
          </table:table-cell>
          <table:table-cell office:value-type="float" office:value="65.12" table:style-name="ce1">
            <text:p>65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2200" table:style-name="ce1">
            <text:p>2200</text:p>
          </table:table-cell>
          <table:table-cell office:value-type="float" office:value="1140" table:style-name="ce1">
            <text:p>114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230" table:style-name="ce1">
            <text:p>2230</text:p>
          </table:table-cell>
          <table:table-cell office:value-type="float" office:value="20.16" table:style-name="ce1">
            <text:p>20.16</text:p>
          </table:table-cell>
          <table:table-cell table:number-columns-repeated="16375"/>
        </table:table-row>
        <table:table-row table:number-rows-repeated="1048495" table:style-name="ro1">
          <table:table-cell table:number-columns-repeated="16384"/>
        </table:table-row>
      </table:table>
      <table:table table:name="nw4_nc8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float" office:value="2120" table:style-name="ce1">
            <text:p>212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" table:style-name="ce1">
            <text:p>200</text:p>
          </table:table-cell>
          <table:table-cell office:value-type="float" office:value="50" table:style-name="ce1">
            <text:p>50</text:p>
          </table:table-cell>
          <table:table-cell office:value-type="float" office:value="340" table:style-name="ce1">
            <text:p>34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2560" table:style-name="ce1">
            <text:p>2560</text:p>
          </table:table-cell>
          <table:table-cell office:value-type="float" office:value="0.56999999999999995" table:style-name="ce1">
            <text:p>0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810" table:style-name="ce1">
            <text:p>81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2560" table:style-name="ce1">
            <text:p>2560</text:p>
          </table:table-cell>
          <table:table-cell office:value-type="float" office:value="1.46" table:style-name="ce1">
            <text:p>1.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420" table:style-name="ce1">
            <text:p>420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2120" table:style-name="ce1">
            <text:p>2120</text:p>
          </table:table-cell>
          <table:table-cell office:value-type="float" office:value="0.03" table:style-name="ce1">
            <text:p>0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200" table:style-name="ce1">
            <text:p>22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0" table:style-name="ce1">
            <text:p>110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2560" table:style-name="ce1">
            <text:p>2560</text:p>
          </table:table-cell>
          <table:table-cell office:value-type="float" office:value="1.34" table:style-name="ce1">
            <text:p>1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10" table:style-name="ce1">
            <text:p>61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.44" table:style-name="ce1">
            <text:p>0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70" table:style-name="ce1">
            <text:p>27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67" table:style-name="ce1">
            <text:p>1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240" table:style-name="ce1">
            <text:p>12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2560" table:style-name="ce1">
            <text:p>2560</text:p>
          </table:table-cell>
          <table:table-cell office:value-type="float" office:value="0.5" table:style-name="ce1">
            <text:p>0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66" table:style-name="ce1">
            <text:p>1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.99" table:style-name="ce1">
            <text:p>0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50" table:style-name="ce1">
            <text:p>35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54" table:style-name="ce1">
            <text:p>1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840" table:style-name="ce1">
            <text:p>18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float" office:value="1840" table:style-name="ce1">
            <text:p>1840</text:p>
          </table:table-cell>
          <table:table-cell office:value-type="float" office:value="0.74" table:style-name="ce1">
            <text:p>0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40" table:style-name="ce1">
            <text:p>94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2010" table:style-name="ce1">
            <text:p>2010</text:p>
          </table:table-cell>
          <table:table-cell office:value-type="float" office:value="0.48" table:style-name="ce1">
            <text:p>0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200" table:style-name="ce1">
            <text:p>22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76" table:style-name="ce1">
            <text:p>1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00" table:style-name="ce1">
            <text:p>90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1840" table:style-name="ce1">
            <text:p>1840</text:p>
          </table:table-cell>
          <table:table-cell office:value-type="float" office:value="0.42" table:style-name="ce1">
            <text:p>0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940" table:style-name="ce1">
            <text:p>194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1550" table:style-name="ce1">
            <text:p>1550</text:p>
          </table:table-cell>
          <table:table-cell office:value-type="float" office:value="2010" table:style-name="ce1">
            <text:p>2010</text:p>
          </table:table-cell>
          <table:table-cell office:value-type="float" office:value="9.34" table:style-name="ce1">
            <text:p>9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float" office:value="2120" table:style-name="ce1">
            <text:p>2120</text:p>
          </table:table-cell>
          <table:table-cell office:value-type="float" office:value="0.42" table:style-name="ce1">
            <text:p>0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870" table:style-name="ce1">
            <text:p>870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1600" table:style-name="ce1">
            <text:p>1600</text:p>
          </table:table-cell>
          <table:table-cell office:value-type="float" office:value="1840" table:style-name="ce1">
            <text:p>1840</text:p>
          </table:table-cell>
          <table:table-cell office:value-type="float" office:value="1.34" table:style-name="ce1">
            <text:p>1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790" table:style-name="ce1">
            <text:p>79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float" office:value="1840" table:style-name="ce1">
            <text:p>1840</text:p>
          </table:table-cell>
          <table:table-cell office:value-type="float" office:value="1.1499999999999999" table:style-name="ce1">
            <text:p>1.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74" table:style-name="ce1">
            <text:p>1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.45" table:style-name="ce1">
            <text:p>1.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250" table:style-name="ce1">
            <text:p>25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.99" table:style-name="ce1">
            <text:p>0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340" table:style-name="ce1">
            <text:p>134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600" table:style-name="ce1">
            <text:p>1600</text:p>
          </table:table-cell>
          <table:table-cell office:value-type="float" office:value="2680" table:style-name="ce1">
            <text:p>2680</text:p>
          </table:table-cell>
          <table:table-cell office:value-type="float" office:value="3.22" table:style-name="ce1">
            <text:p>3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50" table:style-name="ce1">
            <text:p>25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.84" table:style-name="ce1">
            <text:p>0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280" table:style-name="ce1">
            <text:p>128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.54" table:style-name="ce1">
            <text:p>1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600" table:style-name="ce1">
            <text:p>600</text:p>
          </table:table-cell>
          <table:table-cell office:value-type="float" office:value="120" table:style-name="ce1">
            <text:p>120</text:p>
          </table:table-cell>
          <table:table-cell office:value-type="float" office:value="530" table:style-name="ce1">
            <text:p>530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1600" table:style-name="ce1">
            <text:p>1600</text:p>
          </table:table-cell>
          <table:table-cell office:value-type="float" office:value="1840" table:style-name="ce1">
            <text:p>1840</text:p>
          </table:table-cell>
          <table:table-cell office:value-type="float" office:value="3.06" table:style-name="ce1">
            <text:p>3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840" table:style-name="ce1">
            <text:p>1840</text:p>
          </table:table-cell>
          <table:table-cell office:value-type="float" office:value="160" table:style-name="ce1">
            <text:p>160</text:p>
          </table:table-cell>
          <table:table-cell office:value-type="float" office:value="530" table:style-name="ce1">
            <text:p>530</text:p>
          </table:table-cell>
          <table:table-cell office:value-type="float" office:value="26" table:style-name="ce1">
            <text:p>26</text:p>
          </table:table-cell>
          <table:table-cell office:value-type="float" office:value="53" table:style-name="ce1">
            <text:p>53</text:p>
          </table:table-cell>
          <table:table-cell office:value-type="float" office:value="1600" table:style-name="ce1">
            <text:p>1600</text:p>
          </table:table-cell>
          <table:table-cell office:value-type="float" office:value="1840" table:style-name="ce1">
            <text:p>184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060" table:style-name="ce1">
            <text:p>106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9.5500000000000007" table:style-name="ce1">
            <text:p>9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820" table:style-name="ce1">
            <text:p>820</text:p>
          </table:table-cell>
          <table:table-cell office:value-type="float" office:value="170" table:style-name="ce1">
            <text:p>170</text:p>
          </table:table-cell>
          <table:table-cell office:value-type="float" office:value="870" table:style-name="ce1">
            <text:p>870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7.75" table:style-name="ce1">
            <text:p>7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790" table:style-name="ce1">
            <text:p>790</text:p>
          </table:table-cell>
          <table:table-cell office:value-type="float" office:value="190" table:style-name="ce1">
            <text:p>190</text:p>
          </table:table-cell>
          <table:table-cell office:value-type="float" office:value="60" table:style-name="ce1">
            <text:p>60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1600" table:style-name="ce1">
            <text:p>1600</text:p>
          </table:table-cell>
          <table:table-cell office:value-type="float" office:value="1840" table:style-name="ce1">
            <text:p>1840</text:p>
          </table:table-cell>
          <table:table-cell office:value-type="float" office:value="2.77" table:style-name="ce1">
            <text:p>2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840" table:style-name="ce1">
            <text:p>84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4.8499999999999996" table:style-name="ce1">
            <text:p>4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1050" table:style-name="ce1">
            <text:p>1050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1600" table:style-name="ce1">
            <text:p>1600</text:p>
          </table:table-cell>
          <table:table-cell office:value-type="float" office:value="3040" table:style-name="ce1">
            <text:p>3040</text:p>
          </table:table-cell>
          <table:table-cell office:value-type="float" office:value="1.78" table:style-name="ce1">
            <text:p>1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840" table:style-name="ce1">
            <text:p>840</text:p>
          </table:table-cell>
          <table:table-cell office:value-type="float" office:value="240" table:style-name="ce1">
            <text:p>240</text:p>
          </table:table-cell>
          <table:table-cell office:value-type="float" office:value="1050" table:style-name="ce1">
            <text:p>1050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.36" table:style-name="ce1">
            <text:p>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340" table:style-name="ce1">
            <text:p>340</text:p>
          </table:table-cell>
          <table:table-cell office:value-type="float" office:value="240" table:style-name="ce1">
            <text:p>240</text:p>
          </table:table-cell>
          <table:table-cell office:value-type="float" office:value="350" table:style-name="ce1">
            <text:p>35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3.12" table:style-name="ce1">
            <text:p>3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340" table:style-name="ce1">
            <text:p>134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1600" table:style-name="ce1">
            <text:p>1600</text:p>
          </table:table-cell>
          <table:table-cell office:value-type="float" office:value="2680" table:style-name="ce1">
            <text:p>2680</text:p>
          </table:table-cell>
          <table:table-cell office:value-type="float" office:value="2.41" table:style-name="ce1">
            <text:p>2.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980" table:style-name="ce1">
            <text:p>980</text:p>
          </table:table-cell>
          <table:table-cell office:value-type="float" office:value="290" table:style-name="ce1">
            <text:p>290</text:p>
          </table:table-cell>
          <table:table-cell office:value-type="float" office:value="60" table:style-name="ce1">
            <text:p>60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1550" table:style-name="ce1">
            <text:p>1550</text:p>
          </table:table-cell>
          <table:table-cell office:value-type="float" office:value="2010" table:style-name="ce1">
            <text:p>2010</text:p>
          </table:table-cell>
          <table:table-cell office:value-type="float" office:value="1.64" table:style-name="ce1">
            <text:p>1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540" table:style-name="ce1">
            <text:p>154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1600" table:style-name="ce1">
            <text:p>1600</text:p>
          </table:table-cell>
          <table:table-cell office:value-type="float" office:value="1840" table:style-name="ce1">
            <text:p>1840</text:p>
          </table:table-cell>
          <table:table-cell office:value-type="float" office:value="2.84" table:style-name="ce1">
            <text:p>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300" table:style-name="ce1">
            <text:p>300</text:p>
          </table:table-cell>
          <table:table-cell office:value-type="float" office:value="290" table:style-name="ce1">
            <text:p>29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45" table:style-name="ce1">
            <text:p>45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1600" table:style-name="ce1">
            <text:p>1600</text:p>
          </table:table-cell>
          <table:table-cell office:value-type="float" office:value="3040" table:style-name="ce1">
            <text:p>3040</text:p>
          </table:table-cell>
          <table:table-cell office:value-type="float" office:value="4.07" table:style-name="ce1">
            <text:p>4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1500" table:style-name="ce1">
            <text:p>15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float" office:value="3040" table:style-name="ce1">
            <text:p>3040</text:p>
          </table:table-cell>
          <table:table-cell office:value-type="float" office:value="0.73" table:style-name="ce1">
            <text:p>0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40" table:style-name="ce1">
            <text:p>64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0.96" table:style-name="ce1">
            <text:p>0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.92" table:style-name="ce1">
            <text:p>3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1600" table:style-name="ce1">
            <text:p>1600</text:p>
          </table:table-cell>
          <table:table-cell office:value-type="float" office:value="1840" table:style-name="ce1">
            <text:p>1840</text:p>
          </table:table-cell>
          <table:table-cell office:value-type="float" office:value="0.43" table:style-name="ce1">
            <text:p>0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1540" table:style-name="ce1">
            <text:p>1540</text:p>
          </table:table-cell>
          <table:table-cell office:value-type="float" office:value="340" table:style-name="ce1">
            <text:p>340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1600" table:style-name="ce1">
            <text:p>1600</text:p>
          </table:table-cell>
          <table:table-cell office:value-type="float" office:value="1840" table:style-name="ce1">
            <text:p>1840</text:p>
          </table:table-cell>
          <table:table-cell office:value-type="float" office:value="4.25" table:style-name="ce1">
            <text:p>4.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310" table:style-name="ce1">
            <text:p>1310</text:p>
          </table:table-cell>
          <table:table-cell office:value-type="float" office:value="350" table:style-name="ce1">
            <text:p>350</text:p>
          </table:table-cell>
          <table:table-cell office:value-type="float" office:value="120" table:style-name="ce1">
            <text:p>120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600" table:style-name="ce1">
            <text:p>1600</text:p>
          </table:table-cell>
          <table:table-cell office:value-type="float" office:value="2680" table:style-name="ce1">
            <text:p>2680</text:p>
          </table:table-cell>
          <table:table-cell office:value-type="float" office:value="9.3000000000000007" table:style-name="ce1">
            <text:p>9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1240" table:style-name="ce1">
            <text:p>1240</text:p>
          </table:table-cell>
          <table:table-cell office:value-type="float" office:value="390" table:style-name="ce1">
            <text:p>390</text:p>
          </table:table-cell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1600" table:style-name="ce1">
            <text:p>1600</text:p>
          </table:table-cell>
          <table:table-cell office:value-type="float" office:value="2680" table:style-name="ce1">
            <text:p>2680</text:p>
          </table:table-cell>
          <table:table-cell office:value-type="float" office:value="2.1" table:style-name="ce1">
            <text:p>2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2200" table:style-name="ce1">
            <text:p>2200</text:p>
          </table:table-cell>
          <table:table-cell office:value-type="float" office:value="390" table:style-name="ce1">
            <text:p>390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.99" table:style-name="ce1">
            <text:p>0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2310" table:style-name="ce1">
            <text:p>231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4.5199999999999996" table:style-name="ce1">
            <text:p>4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1070" table:style-name="ce1">
            <text:p>1070</text:p>
          </table:table-cell>
          <table:table-cell office:value-type="float" office:value="400" table:style-name="ce1">
            <text:p>400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0.86" table:style-name="ce1">
            <text:p>0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640" table:style-name="ce1">
            <text:p>164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1600" table:style-name="ce1">
            <text:p>1600</text:p>
          </table:table-cell>
          <table:table-cell office:value-type="float" office:value="1840" table:style-name="ce1">
            <text:p>1840</text:p>
          </table:table-cell>
          <table:table-cell office:value-type="float" office:value="13.66" table:style-name="ce1">
            <text:p>13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1550" table:style-name="ce1">
            <text:p>1550</text:p>
          </table:table-cell>
          <table:table-cell office:value-type="float" office:value="2560" table:style-name="ce1">
            <text:p>2560</text:p>
          </table:table-cell>
          <table:table-cell office:value-type="float" office:value="7.45" table:style-name="ce1">
            <text:p>7.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1110" table:style-name="ce1">
            <text:p>11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1550" table:style-name="ce1">
            <text:p>1550</text:p>
          </table:table-cell>
          <table:table-cell office:value-type="float" office:value="2560" table:style-name="ce1">
            <text:p>2560</text:p>
          </table:table-cell>
          <table:table-cell office:value-type="float" office:value="9.1300000000000008" table:style-name="ce1">
            <text:p>9.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1210" table:style-name="ce1">
            <text:p>121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1550" table:style-name="ce1">
            <text:p>1550</text:p>
          </table:table-cell>
          <table:table-cell office:value-type="float" office:value="2560" table:style-name="ce1">
            <text:p>2560</text:p>
          </table:table-cell>
          <table:table-cell office:value-type="float" office:value="7.45" table:style-name="ce1">
            <text:p>7.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520" table:style-name="ce1">
            <text:p>152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1600" table:style-name="ce1">
            <text:p>1600</text:p>
          </table:table-cell>
          <table:table-cell office:value-type="float" office:value="3040" table:style-name="ce1">
            <text:p>3040</text:p>
          </table:table-cell>
          <table:table-cell office:value-type="float" office:value="8.51" table:style-name="ce1">
            <text:p>8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670" table:style-name="ce1">
            <text:p>670</text:p>
          </table:table-cell>
          <table:table-cell office:value-type="float" office:value="420" table:style-name="ce1">
            <text:p>420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1550" table:style-name="ce1">
            <text:p>1550</text:p>
          </table:table-cell>
          <table:table-cell office:value-type="float" office:value="2010" table:style-name="ce1">
            <text:p>2010</text:p>
          </table:table-cell>
          <table:table-cell office:value-type="float" office:value="4.32" table:style-name="ce1">
            <text:p>4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720" table:style-name="ce1">
            <text:p>172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office:value-type="float" office:value="1600" table:style-name="ce1">
            <text:p>1600</text:p>
          </table:table-cell>
          <table:table-cell office:value-type="float" office:value="1840" table:style-name="ce1">
            <text:p>1840</text:p>
          </table:table-cell>
          <table:table-cell office:value-type="float" office:value="38.840000000000003" table:style-name="ce1">
            <text:p>38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200" table:style-name="ce1">
            <text:p>1200</text:p>
          </table:table-cell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1550" table:style-name="ce1">
            <text:p>1550</text:p>
          </table:table-cell>
          <table:table-cell office:value-type="float" office:value="2560" table:style-name="ce1">
            <text:p>2560</text:p>
          </table:table-cell>
          <table:table-cell office:value-type="float" office:value="23.6" table:style-name="ce1">
            <text:p>23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060" table:style-name="ce1">
            <text:p>106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25" table:style-name="ce1">
            <text:p>25</text:p>
          </table:table-cell>
          <table:table-cell office:value-type="float" office:value="52" table:style-name="ce1">
            <text:p>52</text:p>
          </table:table-cell>
          <table:table-cell office:value-type="float" office:value="1600" table:style-name="ce1">
            <text:p>1600</text:p>
          </table:table-cell>
          <table:table-cell office:value-type="float" office:value="2120" table:style-name="ce1">
            <text:p>2120</text:p>
          </table:table-cell>
          <table:table-cell office:value-type="float" office:value="38.369999999999997" table:style-name="ce1">
            <text:p>38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740" table:style-name="ce1">
            <text:p>740</text:p>
          </table:table-cell>
          <table:table-cell office:value-type="float" office:value="420" table:style-name="ce1">
            <text:p>420</text:p>
          </table:table-cell>
          <table:table-cell office:value-type="float" office:value="310" table:style-name="ce1">
            <text:p>310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1600" table:style-name="ce1">
            <text:p>1600</text:p>
          </table:table-cell>
          <table:table-cell office:value-type="float" office:value="3040" table:style-name="ce1">
            <text:p>3040</text:p>
          </table:table-cell>
          <table:table-cell office:value-type="float" office:value="30.12" table:style-name="ce1">
            <text:p>30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310" table:style-name="ce1">
            <text:p>1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1600" table:style-name="ce1">
            <text:p>1600</text:p>
          </table:table-cell>
          <table:table-cell office:value-type="float" office:value="2680" table:style-name="ce1">
            <text:p>2680</text:p>
          </table:table-cell>
          <table:table-cell office:value-type="float" office:value="19.739999999999998" table:style-name="ce1">
            <text:p>19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310" table:style-name="ce1">
            <text:p>310</text:p>
          </table:table-cell>
          <table:table-cell office:value-type="float" office:value="420" table:style-name="ce1">
            <text:p>420</text:p>
          </table:table-cell>
          <table:table-cell office:value-type="float" office:value="120" table:style-name="ce1">
            <text:p>120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1550" table:style-name="ce1">
            <text:p>1550</text:p>
          </table:table-cell>
          <table:table-cell office:value-type="float" office:value="2560" table:style-name="ce1">
            <text:p>2560</text:p>
          </table:table-cell>
          <table:table-cell office:value-type="float" office:value="4.22" table:style-name="ce1">
            <text:p>4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810" table:style-name="ce1">
            <text:p>8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550" table:style-name="ce1">
            <text:p>1550</text:p>
          </table:table-cell>
          <table:table-cell office:value-type="float" office:value="2560" table:style-name="ce1">
            <text:p>2560</text:p>
          </table:table-cell>
          <table:table-cell office:value-type="float" office:value="11.81" table:style-name="ce1">
            <text:p>11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1890" table:style-name="ce1">
            <text:p>189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17" table:style-name="ce1">
            <text:p>17</text:p>
          </table:table-cell>
          <table:table-cell office:value-type="float" office:value="65" table:style-name="ce1">
            <text:p>65</text:p>
          </table:table-cell>
          <table:table-cell office:value-type="float" office:value="1550" table:style-name="ce1">
            <text:p>1550</text:p>
          </table:table-cell>
          <table:table-cell office:value-type="float" office:value="2010" table:style-name="ce1">
            <text:p>2010</text:p>
          </table:table-cell>
          <table:table-cell office:value-type="float" office:value="18.23" table:style-name="ce1">
            <text:p>18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50" table:style-name="ce1">
            <text:p>1150</text:p>
          </table:table-cell>
          <table:table-cell office:value-type="float" office:value="500" table:style-name="ce1">
            <text:p>500</text:p>
          </table:table-cell>
          <table:table-cell office:value-type="float" office:value="195" table:style-name="ce1">
            <text:p>195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1550" table:style-name="ce1">
            <text:p>1550</text:p>
          </table:table-cell>
          <table:table-cell office:value-type="float" office:value="2560" table:style-name="ce1">
            <text:p>2560</text:p>
          </table:table-cell>
          <table:table-cell office:value-type="float" office:value="18.82" table:style-name="ce1">
            <text:p>18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640" table:style-name="ce1">
            <text:p>640</text:p>
          </table:table-cell>
          <table:table-cell office:value-type="float" office:value="540" table:style-name="ce1">
            <text:p>540</text:p>
          </table:table-cell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35.520000000000003" table:style-name="ce1">
            <text:p>35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280" table:style-name="ce1">
            <text:p>1280</text:p>
          </table:table-cell>
          <table:table-cell office:value-type="float" office:value="640" table:style-name="ce1">
            <text:p>640</text:p>
          </table:table-cell>
          <table:table-cell office:value-type="float" office:value="530" table:style-name="ce1">
            <text:p>530</text:p>
          </table:table-cell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1550" table:style-name="ce1">
            <text:p>1550</text:p>
          </table:table-cell>
          <table:table-cell office:value-type="float" office:value="2560" table:style-name="ce1">
            <text:p>2560</text:p>
          </table:table-cell>
          <table:table-cell office:value-type="float" office:value="93.57" table:style-name="ce1">
            <text:p>93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1520" table:style-name="ce1">
            <text:p>1520</text:p>
          </table:table-cell>
          <table:table-cell office:value-type="float" office:value="710" table:style-name="ce1">
            <text:p>710</text:p>
          </table:table-cell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1600" table:style-name="ce1">
            <text:p>1600</text:p>
          </table:table-cell>
          <table:table-cell office:value-type="float" office:value="3040" table:style-name="ce1">
            <text:p>3040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890" table:style-name="ce1">
            <text:p>189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office:value-type="float" office:value="1550" table:style-name="ce1">
            <text:p>1550</text:p>
          </table:table-cell>
          <table:table-cell office:value-type="float" office:value="2010" table:style-name="ce1">
            <text:p>2010</text:p>
          </table:table-cell>
          <table:table-cell office:value-type="float" office:value="21.04" table:style-name="ce1">
            <text:p>21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150" table:style-name="ce1">
            <text:p>1150</text:p>
          </table:table-cell>
          <table:table-cell office:value-type="float" office:value="750" table:style-name="ce1">
            <text:p>750</text:p>
          </table:table-cell>
          <table:table-cell office:value-type="float" office:value="150" table:style-name="ce1">
            <text:p>150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office:value-type="float" office:value="1550" table:style-name="ce1">
            <text:p>1550</text:p>
          </table:table-cell>
          <table:table-cell office:value-type="float" office:value="2560" table:style-name="ce1">
            <text:p>2560</text:p>
          </table:table-cell>
          <table:table-cell office:value-type="float" office:value="21.41" table:style-name="ce1">
            <text:p>21.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1060" table:style-name="ce1">
            <text:p>1060</text:p>
          </table:table-cell>
          <table:table-cell office:value-type="float" office:value="780" table:style-name="ce1">
            <text:p>780</text:p>
          </table:table-cell>
          <table:table-cell office:value-type="float" office:value="310" table:style-name="ce1">
            <text:p>310</text:p>
          </table:table-cell>
          <table:table-cell office:value-type="float" office:value="25" table:style-name="ce1">
            <text:p>25</text:p>
          </table:table-cell>
          <table:table-cell office:value-type="float" office:value="78" table:style-name="ce1">
            <text:p>78</text:p>
          </table:table-cell>
          <table:table-cell office:value-type="float" office:value="1600" table:style-name="ce1">
            <text:p>1600</text:p>
          </table:table-cell>
          <table:table-cell office:value-type="float" office:value="2120" table:style-name="ce1">
            <text:p>2120</text:p>
          </table:table-cell>
          <table:table-cell office:value-type="float" office:value="8.27" table:style-name="ce1">
            <text:p>8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2230" table:style-name="ce1">
            <text:p>223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3.53" table:style-name="ce1">
            <text:p>23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1170" table:style-name="ce1">
            <text:p>1170</text:p>
          </table:table-cell>
          <table:table-cell office:value-type="float" office:value="850" table:style-name="ce1">
            <text:p>85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10.83" table:style-name="ce1">
            <text:p>10.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1060" table:style-name="ce1">
            <text:p>1060</text:p>
          </table:table-cell>
          <table:table-cell office:value-type="float" office:value="860" table:style-name="ce1">
            <text:p>860</text:p>
          </table:table-cell>
          <table:table-cell office:value-type="float" office:value="875" table:style-name="ce1">
            <text:p>875</text:p>
          </table:table-cell>
          <table:table-cell office:value-type="float" office:value="2" table:style-name="ce1">
            <text:p>2</text:p>
          </table:table-cell>
          <table:table-cell office:value-type="float" office:value="438" table:style-name="ce1">
            <text:p>438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358.67" table:style-name="ce1">
            <text:p>358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2200" table:style-name="ce1">
            <text:p>2200</text:p>
          </table:table-cell>
          <table:table-cell office:value-type="float" office:value="940" table:style-name="ce1">
            <text:p>94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22.88" table:style-name="ce1">
            <text:p>22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1840" table:style-name="ce1">
            <text:p>1840</text:p>
          </table:table-cell>
          <table:table-cell office:value-type="float" office:value="980" table:style-name="ce1">
            <text:p>98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33.47" table:style-name="ce1">
            <text:p>33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2200" table:style-name="ce1">
            <text:p>220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7.92" table:style-name="ce1">
            <text:p>7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1710" table:style-name="ce1">
            <text:p>1710</text:p>
          </table:table-cell>
          <table:table-cell office:value-type="float" office:value="1020" table:style-name="ce1">
            <text:p>10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7.920000000000002" table:style-name="ce1">
            <text:p>17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10" table:style-name="ce1">
            <text:p>2310</text:p>
          </table:table-cell>
          <table:table-cell office:value-type="float" office:value="1110" table:style-name="ce1">
            <text:p>111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560" table:style-name="ce1">
            <text:p>2560</text:p>
          </table:table-cell>
          <table:table-cell office:value-type="float" office:value="20.32" table:style-name="ce1">
            <text:p>20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2200" table:style-name="ce1">
            <text:p>2200</text:p>
          </table:table-cell>
          <table:table-cell office:value-type="float" office:value="1140" table:style-name="ce1">
            <text:p>1140</text:p>
          </table:table-cell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200" table:style-name="ce1">
            <text:p>2200</text:p>
          </table:table-cell>
          <table:table-cell office:value-type="float" office:value="15.84" table:style-name="ce1">
            <text:p>15.84</text:p>
          </table:table-cell>
          <table:table-cell table:number-columns-repeated="16375"/>
        </table:table-row>
        <table:table-row table:number-rows-repeated="104849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/>
    <dc:creator>Paula</dc:creator>
    <meta:creation-date>2023-06-09T12:03:25Z</meta:creation-date>
    <dc:date>2023-06-13T14:04:28Z</dc:date>
    <meta:print-date>2023-06-13T14:04:20Z</meta:print-date>
  </office:meta>
</office:document-meta>
</file>